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paragraph-rsid="0072ca84"/>
    </style:style>
    <style:style style:name="P90" style:family="paragraph" style:parent-style-name="Standard">
      <style:text-properties officeooo:rsid="0073385b" officeooo:paragraph-rsid="0073385b"/>
    </style:style>
    <style:style style:name="P91" style:family="paragraph" style:parent-style-name="Standard">
      <style:text-properties officeooo:rsid="007403bf" officeooo:paragraph-rsid="007403bf"/>
    </style:style>
    <style:style style:name="P92" style:family="paragraph" style:parent-style-name="Standard">
      <style:text-properties officeooo:rsid="007403bf" officeooo:paragraph-rsid="007547a7"/>
    </style:style>
    <style:style style:name="P93" style:family="paragraph" style:parent-style-name="Standard">
      <style:text-properties officeooo:paragraph-rsid="007403bf"/>
    </style:style>
    <style:style style:name="P94" style:family="paragraph" style:parent-style-name="Standard">
      <style:text-properties officeooo:rsid="0076967b" officeooo:paragraph-rsid="0076967b"/>
    </style:style>
    <style:style style:name="P95" style:family="paragraph" style:parent-style-name="Standard">
      <style:text-properties officeooo:paragraph-rsid="0079f1a1"/>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rsid="0096ffee" officeooo:paragraph-rsid="00bb3c39"/>
    </style:style>
    <style:style style:name="P132" style:family="paragraph" style:parent-style-name="Standard">
      <style:text-properties officeooo:rsid="0096ffee" officeooo:paragraph-rsid="00c3dfb6"/>
    </style:style>
    <style:style style:name="P133" style:family="paragraph" style:parent-style-name="Standard">
      <style:text-properties officeooo:paragraph-rsid="00989d88"/>
    </style:style>
    <style:style style:name="P134" style:family="paragraph" style:parent-style-name="Standard">
      <style:text-properties officeooo:rsid="00989d88" officeooo:paragraph-rsid="00989d88"/>
    </style:style>
    <style:style style:name="P135" style:family="paragraph" style:parent-style-name="Standard">
      <style:text-properties officeooo:paragraph-rsid="009a0f4f"/>
    </style:style>
    <style:style style:name="P136" style:family="paragraph" style:parent-style-name="Standard">
      <style:text-properties officeooo:rsid="009a0f4f" officeooo:paragraph-rsid="009a0f4f"/>
    </style:style>
    <style:style style:name="P137" style:family="paragraph" style:parent-style-name="Standard">
      <style:text-properties officeooo:rsid="009b67c4" officeooo:paragraph-rsid="009b67c4"/>
    </style:style>
    <style:style style:name="P138" style:family="paragraph" style:parent-style-name="Standard">
      <style:text-properties officeooo:rsid="009b67c4" officeooo:paragraph-rsid="009e67ea"/>
    </style:style>
    <style:style style:name="P139" style:family="paragraph" style:parent-style-name="Standard">
      <style:text-properties officeooo:rsid="009d0080" officeooo:paragraph-rsid="009d0080"/>
    </style:style>
    <style:style style:name="P140" style:family="paragraph" style:parent-style-name="Standard">
      <style:text-properties officeooo:rsid="009d0080" officeooo:paragraph-rsid="009e67ea"/>
    </style:style>
    <style:style style:name="P141" style:family="paragraph" style:parent-style-name="Standard">
      <style:text-properties officeooo:rsid="009e67ea" officeooo:paragraph-rsid="009e67ea"/>
    </style:style>
    <style:style style:name="P142" style:family="paragraph" style:parent-style-name="Standard">
      <style:text-properties officeooo:rsid="009f78f8" officeooo:paragraph-rsid="009f78f8"/>
    </style:style>
    <style:style style:name="P143" style:family="paragraph" style:parent-style-name="Standard">
      <style:text-properties officeooo:rsid="009f78f8" officeooo:paragraph-rsid="00df5450"/>
    </style:style>
    <style:style style:name="P144" style:family="paragraph" style:parent-style-name="Standard">
      <style:text-properties officeooo:paragraph-rsid="009f78f8"/>
    </style:style>
    <style:style style:name="P145" style:family="paragraph" style:parent-style-name="Standard">
      <style:text-properties officeooo:rsid="00a35c54" officeooo:paragraph-rsid="00a35c54"/>
    </style:style>
    <style:style style:name="P146" style:family="paragraph" style:parent-style-name="Standard">
      <style:text-properties officeooo:paragraph-rsid="00a35c54"/>
    </style:style>
    <style:style style:name="P147" style:family="paragraph" style:parent-style-name="Standard">
      <style:text-properties officeooo:rsid="00a36e78" officeooo:paragraph-rsid="00a36e78"/>
    </style:style>
    <style:style style:name="P148" style:family="paragraph" style:parent-style-name="Standard">
      <style:text-properties officeooo:paragraph-rsid="00a36e78"/>
    </style:style>
    <style:style style:name="P149" style:family="paragraph" style:parent-style-name="Standard">
      <style:text-properties officeooo:rsid="00a53916" officeooo:paragraph-rsid="00a53916"/>
    </style:style>
    <style:style style:name="P150" style:family="paragraph" style:parent-style-name="Standard">
      <style:text-properties officeooo:rsid="00a53916" officeooo:paragraph-rsid="00b702b6"/>
    </style:style>
    <style:style style:name="P151" style:family="paragraph" style:parent-style-name="Standard">
      <style:text-properties officeooo:rsid="00a648c1" officeooo:paragraph-rsid="00a648c1"/>
    </style:style>
    <style:style style:name="P152" style:family="paragraph" style:parent-style-name="Standard">
      <style:text-properties officeooo:rsid="00a648c1" officeooo:paragraph-rsid="00b3ec00"/>
    </style:style>
    <style:style style:name="P153" style:family="paragraph" style:parent-style-name="Standard">
      <style:text-properties officeooo:rsid="00aa2a88" officeooo:paragraph-rsid="00aa2a88"/>
    </style:style>
    <style:style style:name="P154" style:family="paragraph" style:parent-style-name="Standard">
      <style:text-properties officeooo:rsid="00aa2a88" officeooo:paragraph-rsid="00aa3d41"/>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paragraph-rsid="00ce0053"/>
    </style:style>
    <style:style style:name="P213" style:family="paragraph" style:parent-style-name="Standard">
      <style:text-properties officeooo:rsid="00d204b6" officeooo:paragraph-rsid="00d204b6"/>
    </style:style>
    <style:style style:name="P214" style:family="paragraph" style:parent-style-name="Standard">
      <style:text-properties officeooo:paragraph-rsid="00d204b6"/>
    </style:style>
    <style:style style:name="P215" style:family="paragraph" style:parent-style-name="Standard">
      <style:text-properties officeooo:rsid="00d36240" officeooo:paragraph-rsid="00d36240"/>
    </style:style>
    <style:style style:name="P216" style:family="paragraph" style:parent-style-name="Standard">
      <style:text-properties officeooo:rsid="00d36240" officeooo:paragraph-rsid="00d4c823"/>
    </style:style>
    <style:style style:name="P217" style:family="paragraph" style:parent-style-name="Standard">
      <style:text-properties officeooo:rsid="00d4c823" officeooo:paragraph-rsid="00d4c823"/>
    </style:style>
    <style:style style:name="P218" style:family="paragraph" style:parent-style-name="Standard">
      <style:text-properties officeooo:rsid="00d51e42" officeooo:paragraph-rsid="00d51e42"/>
    </style:style>
    <style:style style:name="P219" style:family="paragraph" style:parent-style-name="Standard">
      <style:text-properties officeooo:rsid="00d51e42" officeooo:paragraph-rsid="00d6839f"/>
    </style:style>
    <style:style style:name="P220" style:family="paragraph" style:parent-style-name="Standard">
      <style:text-properties officeooo:paragraph-rsid="00d51e42"/>
    </style:style>
    <style:style style:name="P221" style:family="paragraph" style:parent-style-name="Standard">
      <style:text-properties officeooo:rsid="00d6839f" officeooo:paragraph-rsid="00d6839f"/>
    </style:style>
    <style:style style:name="P222" style:family="paragraph" style:parent-style-name="Standard">
      <style:text-properties officeooo:rsid="00d92784" officeooo:paragraph-rsid="00d92784"/>
    </style:style>
    <style:style style:name="P223" style:family="paragraph" style:parent-style-name="Standard">
      <style:text-properties officeooo:rsid="00dacbac" officeooo:paragraph-rsid="00dacbac"/>
    </style:style>
    <style:style style:name="P224" style:family="paragraph" style:parent-style-name="Standard">
      <style:text-properties officeooo:paragraph-rsid="00dacbac"/>
    </style:style>
    <style:style style:name="P225" style:family="paragraph" style:parent-style-name="Standard">
      <style:text-properties officeooo:rsid="00db14d0" officeooo:paragraph-rsid="00db14d0"/>
    </style:style>
    <style:style style:name="P226" style:family="paragraph" style:parent-style-name="Standard">
      <style:text-properties officeooo:rsid="00dc4d5a" officeooo:paragraph-rsid="00dc4d5a"/>
    </style:style>
    <style:style style:name="P227" style:family="paragraph" style:parent-style-name="Standard">
      <style:text-properties officeooo:paragraph-rsid="00dc4d5a"/>
    </style:style>
    <style:style style:name="P228" style:family="paragraph" style:parent-style-name="Standard">
      <style:text-properties officeooo:rsid="0067bf02" officeooo:paragraph-rsid="0067bf02" fo:background-color="#ff4000"/>
    </style:style>
    <style:style style:name="P229" style:family="paragraph" style:parent-style-name="Standard">
      <style:text-properties officeooo:rsid="0067cf0d" officeooo:paragraph-rsid="0067cf0d" fo:background-color="#ff4000"/>
    </style:style>
    <style:style style:name="P230" style:family="paragraph" style:parent-style-name="Standard">
      <style:text-properties officeooo:rsid="0071d6df" officeooo:paragraph-rsid="0071d6df" fo:background-color="#ff4000"/>
    </style:style>
    <style:style style:name="P231" style:family="paragraph" style:parent-style-name="Standard">
      <style:text-properties officeooo:rsid="0072ca84" officeooo:paragraph-rsid="0072ca84" fo:background-color="#ff4000"/>
    </style:style>
    <style:style style:name="P232" style:family="paragraph" style:parent-style-name="Standard">
      <style:text-properties officeooo:paragraph-rsid="0067bf02" fo:background-color="#ff4000"/>
    </style:style>
    <style:style style:name="P233" style:family="paragraph" style:parent-style-name="Standard">
      <style:text-properties officeooo:paragraph-rsid="0067cf0d" fo:background-color="#ff4000"/>
    </style:style>
    <style:style style:name="P234" style:family="paragraph" style:parent-style-name="Standard">
      <style:text-properties officeooo:paragraph-rsid="00836edd" fo:background-color="#ff4000"/>
    </style:style>
    <style:style style:name="P235" style:family="paragraph" style:parent-style-name="Standard">
      <style:text-properties officeooo:rsid="00836edd" officeooo:paragraph-rsid="00836edd" fo:background-color="#ff4000"/>
    </style:style>
    <style:style style:name="P236" style:family="paragraph" style:parent-style-name="Standard">
      <style:text-properties officeooo:rsid="0065a3e4" officeooo:paragraph-rsid="0063e0f6"/>
    </style:style>
    <style:style style:name="P237" style:family="paragraph" style:parent-style-name="Standard">
      <style:text-properties officeooo:rsid="00df5450" officeooo:paragraph-rsid="00df5450"/>
    </style:style>
    <style:style style:name="P238" style:family="paragraph" style:parent-style-name="Standard">
      <style:text-properties officeooo:paragraph-rsid="00df5450"/>
    </style:style>
    <style:style style:name="P239" style:family="paragraph" style:parent-style-name="Standard">
      <style:text-properties officeooo:paragraph-rsid="00a53916"/>
    </style:style>
    <style:style style:name="P240" style:family="paragraph" style:parent-style-name="Standard">
      <style:text-properties officeooo:paragraph-rsid="00a648c1"/>
    </style:style>
    <style:style style:name="P241" style:family="paragraph" style:parent-style-name="Standard">
      <style:text-properties officeooo:paragraph-rsid="00af6318"/>
    </style:style>
    <style:style style:name="P242" style:family="paragraph" style:parent-style-name="Standard">
      <style:text-properties officeooo:paragraph-rsid="00c36415"/>
    </style:style>
    <style:style style:name="P243" style:family="paragraph" style:parent-style-name="Standard">
      <style:text-properties officeooo:paragraph-rsid="00c3ae96"/>
    </style:style>
    <style:style style:name="P244" style:family="paragraph" style:parent-style-name="Standard">
      <style:paragraph-properties fo:break-before="page"/>
      <style:text-properties officeooo:rsid="0015af13" officeooo:paragraph-rsid="0015af13"/>
    </style:style>
    <style:style style:name="P245" style:family="paragraph" style:parent-style-name="Standard">
      <style:paragraph-properties fo:break-before="page"/>
      <style:text-properties officeooo:rsid="007403bf" officeooo:paragraph-rsid="007403bf"/>
    </style:style>
    <style:style style:name="P246" style:family="paragraph" style:parent-style-name="Standard">
      <style:paragraph-properties fo:break-before="page"/>
      <style:text-properties officeooo:rsid="0077bddb" officeooo:paragraph-rsid="007834d8"/>
    </style:style>
    <style:style style:name="P247" style:family="paragraph" style:parent-style-name="Standard">
      <style:text-properties officeooo:rsid="00df5450" officeooo:paragraph-rsid="00df5450"/>
    </style:style>
    <style:style style:name="P248" style:family="paragraph" style:parent-style-name="Standard">
      <style:text-properties officeooo:rsid="00ce0053" officeooo:paragraph-rsid="00ce0053"/>
    </style:style>
    <style:style style:name="P249" style:family="paragraph" style:parent-style-name="Standard">
      <style:text-properties officeooo:rsid="00ce0053" officeooo:paragraph-rsid="00d4c823"/>
    </style:style>
    <style:style style:name="P250" style:family="paragraph" style:parent-style-name="Standard">
      <style:text-properties officeooo:rsid="00e3e723" officeooo:paragraph-rsid="00e3e723"/>
    </style:style>
    <style:style style:name="P251" style:family="paragraph" style:parent-style-name="Standard">
      <style:text-properties officeooo:rsid="00e3e723" officeooo:paragraph-rsid="00e4a314"/>
    </style:style>
    <style:style style:name="P252" style:family="paragraph" style:parent-style-name="Standard">
      <style:text-properties officeooo:rsid="00e3e723" officeooo:paragraph-rsid="00e73801"/>
    </style:style>
    <style:style style:name="P253" style:family="paragraph" style:parent-style-name="Standard">
      <style:text-properties officeooo:paragraph-rsid="00e3e723"/>
    </style:style>
    <style:style style:name="P254" style:family="paragraph" style:parent-style-name="Standard">
      <style:text-properties officeooo:paragraph-rsid="00e4a314"/>
    </style:style>
    <style:style style:name="P255" style:family="paragraph" style:parent-style-name="Standard">
      <style:text-properties officeooo:rsid="00e4a314" officeooo:paragraph-rsid="00e4a314"/>
    </style:style>
    <style:style style:name="P256" style:family="paragraph" style:parent-style-name="Standard">
      <style:text-properties officeooo:rsid="00e4a314" officeooo:paragraph-rsid="00e73801"/>
    </style:style>
    <style:style style:name="P257" style:family="paragraph" style:parent-style-name="Standard">
      <style:text-properties officeooo:rsid="00e7193b" officeooo:paragraph-rsid="00e7193b"/>
    </style:style>
    <style:style style:name="P258" style:family="paragraph" style:parent-style-name="Standard">
      <style:text-properties officeooo:rsid="00e7193b" officeooo:paragraph-rsid="00e73801"/>
    </style:style>
    <style:style style:name="P259" style:family="paragraph" style:parent-style-name="Standard">
      <style:text-properties officeooo:paragraph-rsid="00e7193b"/>
    </style:style>
    <style:style style:name="P260" style:family="paragraph" style:parent-style-name="Standard">
      <style:text-properties officeooo:rsid="00e73801" officeooo:paragraph-rsid="00e73801"/>
    </style:style>
    <style:style style:name="P261" style:family="paragraph" style:parent-style-name="Standard">
      <style:text-properties officeooo:paragraph-rsid="00e73801"/>
    </style:style>
    <style:style style:name="P262" style:family="paragraph" style:parent-style-name="Standard">
      <style:text-properties officeooo:rsid="00e9644d" officeooo:paragraph-rsid="00e9644d"/>
    </style:style>
    <style:style style:name="P263" style:family="paragraph" style:parent-style-name="Standard">
      <style:text-properties officeooo:paragraph-rsid="00e9644d"/>
    </style:style>
    <style:style style:name="P264" style:family="paragraph">
      <loext:graphic-properties draw:fill-color="#ffff00"/>
    </style:style>
    <style:style style:name="P265" style:family="paragraph">
      <loext:graphic-properties draw:fill-color="#ffbf00"/>
    </style:style>
    <style:style style:name="P266"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a53916"/>
    </style:style>
    <style:style style:name="T98" style:family="text">
      <style:text-properties officeooo:rsid="00b7cf05"/>
    </style:style>
    <style:style style:name="T99" style:family="text">
      <style:text-properties officeooo:rsid="00b90c26"/>
    </style:style>
    <style:style style:name="T100" style:family="text">
      <style:text-properties officeooo:rsid="00b9f589"/>
    </style:style>
    <style:style style:name="T101" style:family="text">
      <style:text-properties officeooo:rsid="00bb3c39"/>
    </style:style>
    <style:style style:name="T102" style:family="text">
      <style:text-properties officeooo:rsid="00bb443d"/>
    </style:style>
    <style:style style:name="T103" style:family="text">
      <style:text-properties officeooo:rsid="00bb81d9"/>
    </style:style>
    <style:style style:name="T104" style:family="text">
      <style:text-properties officeooo:rsid="00bc259b"/>
    </style:style>
    <style:style style:name="T105" style:family="text">
      <style:text-properties officeooo:rsid="00bd04d5"/>
    </style:style>
    <style:style style:name="T106" style:family="text">
      <style:text-properties officeooo:rsid="00bd7b9d"/>
    </style:style>
    <style:style style:name="T107" style:family="text">
      <style:text-properties officeooo:rsid="00bffb9c"/>
    </style:style>
    <style:style style:name="T108" style:family="text">
      <style:text-properties officeooo:rsid="00c175c5"/>
    </style:style>
    <style:style style:name="T109" style:family="text">
      <style:text-properties officeooo:rsid="00c36415"/>
    </style:style>
    <style:style style:name="T110" style:family="text">
      <style:text-properties officeooo:rsid="00c3ae96"/>
    </style:style>
    <style:style style:name="T111" style:family="text">
      <style:text-properties officeooo:rsid="00c88087"/>
    </style:style>
    <style:style style:name="T112" style:family="text">
      <style:text-properties officeooo:rsid="00c8e3d6"/>
    </style:style>
    <style:style style:name="T113" style:family="text">
      <style:text-properties officeooo:rsid="00c90e91"/>
    </style:style>
    <style:style style:name="T114" style:family="text">
      <style:text-properties officeooo:rsid="00c9f6ae"/>
    </style:style>
    <style:style style:name="T115" style:family="text">
      <style:text-properties officeooo:rsid="00cc6cf5"/>
    </style:style>
    <style:style style:name="T116" style:family="text">
      <style:text-properties officeooo:rsid="00ce0053"/>
    </style:style>
    <style:style style:name="T117" style:family="text">
      <style:text-properties officeooo:rsid="00cf0b3e"/>
    </style:style>
    <style:style style:name="T118" style:family="text">
      <style:text-properties officeooo:rsid="00d204b6"/>
    </style:style>
    <style:style style:name="T119" style:family="text">
      <style:text-properties officeooo:rsid="00d51e42"/>
    </style:style>
    <style:style style:name="T120" style:family="text">
      <style:text-properties officeooo:rsid="00d8083a"/>
    </style:style>
    <style:style style:name="T121" style:family="text">
      <style:text-properties officeooo:rsid="00dacbac"/>
    </style:style>
    <style:style style:name="T122" style:family="text">
      <style:text-properties officeooo:rsid="00db14d0"/>
    </style:style>
    <style:style style:name="T123" style:family="text">
      <style:text-properties officeooo:rsid="00dc4d5a"/>
    </style:style>
    <style:style style:name="T124" style:family="text">
      <style:text-properties officeooo:rsid="00df5450"/>
    </style:style>
    <style:style style:name="T125" style:family="text">
      <style:text-properties officeooo:rsid="00df5f4a"/>
    </style:style>
    <style:style style:name="T126" style:family="text">
      <style:text-properties officeooo:rsid="00dfd78e"/>
    </style:style>
    <style:style style:name="T127" style:family="text">
      <style:text-properties officeooo:rsid="00a648c1"/>
    </style:style>
    <style:style style:name="T128" style:family="text">
      <style:text-properties officeooo:rsid="00dfe686"/>
    </style:style>
    <style:style style:name="T129" style:family="text">
      <style:text-properties officeooo:rsid="00e1554b"/>
    </style:style>
    <style:style style:name="T130" style:family="text">
      <style:text-properties officeooo:rsid="00e19545"/>
    </style:style>
    <style:style style:name="T131" style:family="text">
      <style:text-properties officeooo:rsid="00e32c97"/>
    </style:style>
    <style:style style:name="T132" style:family="text">
      <style:text-properties officeooo:rsid="00e3e723"/>
    </style:style>
    <style:style style:name="T133" style:family="text">
      <style:text-properties officeooo:rsid="00e4a314"/>
    </style:style>
    <style:style style:name="T134" style:family="text">
      <style:text-properties officeooo:rsid="00e6560b"/>
    </style:style>
    <style:style style:name="T135" style:family="text">
      <style:text-properties officeooo:rsid="00e7193b"/>
    </style:style>
    <style:style style:name="T136" style:family="text">
      <style:text-properties officeooo:rsid="00e73801"/>
    </style:style>
    <style:style style:name="T137" style:family="text">
      <style:text-properties officeooo:rsid="00e964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1">std:<text:tab/><text:span text:style-name="T59">[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4">std:<text:tab/>[1.157, 0.711, 0.853, 0.879] → best model epoch 5</text:p>
      <text:p text:style-name="P67"/>
      <text:p text:style-name="P68">grow [25, 50, 75], 200 epochs milestones [100, 133, 166] for [0.1, 0.1, 0.1] with lr 0.01:</text:p>
      <text:p text:style-name="P68"/>
      <text:p text:style-name="P71"><text:span text:style-name="T44"><text:tab/>[76.15, 80.88, 81.4</text:span><text:span text:style-name="T45">8</text:span><text:span text:style-name="T44">, 81.7</text:span><text:span text:style-name="T45">0</text:span><text:span text:style-name="T44">] →</text:span><text:span text:style-name="T45"> best model epoch 153</text:span></text:p>
      <text:p text:style-name="P71"><text:tab/>[75.71, 80.71, 80.92, 81.07] →<text:span text:style-name="T45"> best model epoch 141</text:span></text:p>
      <text:p text:style-name="P71"><text:tab/>[76.59, 81.<text:span text:style-name="T45">30</text:span>, 82.06, 82.6<text:span text:style-name="T45">2</text:span>] →<text:span text:style-name="T45"> best model epoch 200</text:span></text:p>
      <text:p text:style-name="P71"><text:tab/>[76.1<text:span text:style-name="T45">2</text:span>, 81.29, 82.03, 82.0<text:span text:style-name="T45">5</text:span>] →<text:span text:style-name="T45"> best model epoch 179</text:span></text:p>
      <text:p text:style-name="P71"><text:tab/>[77.2<text:span text:style-name="T45">6</text:span>, 81.52, 81.97, 82.1<text:span text:style-name="T45">0</text:span>] →<text:span text:style-name="T45"> best model epoch 173</text:span></text:p>
      <text:p text:style-name="P71"/>
      <text:p text:style-name="P94">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244"/>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text:span><text:span text:style-name="T33">epoch </text:span><text:span text:style-name="T31">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6">3</text:span>, 81.7<text:span text:style-name="T36">0</text:span>] →<text:span text:style-name="T36"> best model epoch 143</text:span></text:p>
      <text:p text:style-name="P51"><text:tab/>[76.4<text:span text:style-name="T36">0</text:span>, 81.1<text:span text:style-name="T36">6</text:span>, 81.56, 81.7<text:span text:style-name="T36">6</text:span>] →<text:span text:style-name="T36"> best model epoch 190</text:span></text:p>
      <text:p text:style-name="P51"/>
      <text:p text:style-name="P72">mean: <text:s/>[76.62, 81.28, 81.47, 81.74] → best model epoch 164</text:p>
      <text:p text:style-name="P72">std:<text:tab/>[0.2<text:span text:style-name="T49">37</text:span>, <text:span text:style-name="T49">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7"> best model epoch 159</text:span></text:p>
      <text:p text:style-name="P56"><text:tab/>[74.0<text:span text:style-name="T37">1</text:span>, 80.<text:span text:style-name="T37">30</text:span>, 80.6<text:span text:style-name="T37">9</text:span>, 80.82] →<text:span text:style-name="T37"> best model epoch 169</text:span></text:p>
      <text:p text:style-name="P56"><text:tab/>[77.72, 81.06, 81.24, 80.97] →<text:span text:style-name="T37">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51">0.428] → best model epoch 14</text:span></text:p>
      <text:p text:style-name="P44"/>
      <text:p text:style-name="P52">keeping 0.6</text:p>
      <text:p text:style-name="P52"/>
      <text:p text:style-name="P56"><text:span text:style-name="T37"><text:tab/>[74.4</text:span><text:span text:style-name="T38">1</text:span><text:span text:style-name="T37">, 79.64, 80.36, 81.11] →</text:span><text:span text:style-name="T38"> best model epoch 168</text:span></text:p>
      <text:p text:style-name="P53"><text:tab/>[72.45, 79.4<text:span text:style-name="T38">8</text:span>, 80.6<text:span text:style-name="T38">0</text:span>, 80.<text:span text:style-name="T38">80</text:span>] →<text:span text:style-name="T38"> best model epoch 175</text:span></text:p>
      <text:p text:style-name="P58"><text:span text:style-name="T37"><text:tab/>[74.5</text:span><text:span text:style-name="T38">1</text:span><text:span text:style-name="T37">, 79.64, 80.3</text:span><text:span text:style-name="T38">3,</text:span><text:span text:style-name="T37"> 80.64] →</text:span><text:span text:style-name="T38"> best model epoch 121</text:span></text:p>
      <text:p text:style-name="P58"><text:tab/>[76.27, 80.21, 80.28, 79.99] →<text:span text:style-name="T38">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57"><text:span text:style-name="T35"><text:tab/>[74.21, 79.1</text:span><text:span text:style-name="T38">6</text:span><text:span text:style-name="T35">, 79.53, 79.84] →</text:span><text:span text:style-name="T38"> best model epoch 164</text:span></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9">4</text:span>, 76.6<text:span text:style-name="T39">2</text:span>, 76.35, 74.97] →<text:span text:style-name="T39"> best model epoch 172</text:span></text:p>
      <text:p text:style-name="P61"><text:tab/>[72.95, 75.89, 75.4<text:span text:style-name="T39">4</text:span>, 73.82] →<text:span text:style-name="T39"> best model epoch 161</text:span></text:p>
      <text:p text:style-name="P61"><text:tab/>[74.13, 77.64, 77.57, 77.78] →<text:span text:style-name="T39"> best model epoch 188</text:span></text:p>
      <text:p text:style-name="P61"><text:tab/>[70.3<text:span text:style-name="T39">7</text:span>, 76.17, 76.22, 75.86] →<text:span text:style-name="T39"> best model epoch 187</text:span></text:p>
      <text:p text:style-name="P61"><text:tab/>[72.95, 77.5<text:span text:style-name="T40">0</text:span>, 77.56, 76.71] →<text:span text:style-name="T40">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3"><text:span text:style-name="T40"><text:tab/>[71.46, 73.17, 73.6</text:span><text:span text:style-name="T41">2</text:span><text:span text:style-name="T40">, 72.45] →</text:span><text:span text:style-name="T41"> best model epoch 165</text:span></text:p>
      <text:p text:style-name="P63"><text:tab/>[72.32, 72.7<text:span text:style-name="T41">6</text:span>, 71.88, 72.22] →<text:span text:style-name="T41"> best model epoch 152</text:span></text:p>
      <text:p text:style-name="P63"><text:tab/>[71.92, 72.65, 70.4<text:span text:style-name="T41">0</text:span>, 72.56] →<text:span text:style-name="T41"> best model epoch 183</text:span></text:p>
      <text:p text:style-name="P63"><text:tab/>[71.97, 74.0<text:span text:style-name="T41">0</text:span>, 69.93, 72.53] →<text:span text:style-name="T41"> best model epoch 145</text:span></text:p>
      <text:p text:style-name="P63"><text:tab/>[72.35, 74.9<text:span text:style-name="T42">8</text:span>, 75.25, 73.59] →<text:span text:style-name="T42"> best model epoch 168</text:span></text:p>
      <text:p text:style-name="P63"/>
      <text:p text:style-name="P82">mean:<text:tab/><text:span text:style-name="T54">[72.00, 73.51, 72.22, 72.67] → best model epoch 163</text:span></text:p>
      <text:p text:style-name="P83"><text:soft-page-break/>std:<text:tab/>[0.362, 0.977, 2.226, 0.531] → best model epoch 15</text:p>
      <text:p text:style-name="P63"/>
      <text:p text:style-name="P236">keeping 0.2</text:p>
      <text:p text:style-name="P64"/>
      <text:p text:style-name="P66"><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6"><text:tab/>[68.02, 68.6<text:span text:style-name="T43">2</text:span>, 63.16, 67.1<text:span text:style-name="T43">6</text:span>] →<text:span text:style-name="T43"> best model epoch 176</text:span></text:p>
      <text:p text:style-name="P66"><text:tab/>[66.52, 60.09, 59.6<text:span text:style-name="T43">3</text:span>, 63.14] →<text:span text:style-name="T43">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9"><text:span text:style-name="T56">mean:<text:tab/>[55.77, 55.70, 50.04, 46.43] → best epoch model </text:span><text:span text:style-name="T57">170</text:span></text:p>
      <text:p text:style-name="P90">std:<text:tab/>[1.705, 4.769, 5.116, 3.037] → best epoch model 32</text:p>
      <text:p text:style-name="P42"/>
      <text:p text:style-name="P228">Test pruning: growing [25, 50, 75], 200 epochs milestones [100, 133, 166] for [0.1, 0.1, 0.1] with lr 0.01, keeping 0.8</text:p>
      <text:p text:style-name="P228"/>
      <text:p text:style-name="P232"><text:span text:style-name="T46"><text:tab/>[75.81, 80.9</text:span><text:span text:style-name="T47">8</text:span><text:span text:style-name="T46">, 81.47, 81.42] →</text:span><text:span text:style-name="T47"> best model epoch 152</text:span></text:p>
      <text:p text:style-name="P229"><text:tab/>[76.05, 81.28, 81.48, 81.88] → best model epoch 152</text:p>
      <text:p text:style-name="P233"><text:tab/>[72.15, 79.89, 80.5<text:span text:style-name="T47">0</text:span>, 79.92] →<text:span text:style-name="T47"> best model epoch 181</text:span></text:p>
      <text:p text:style-name="P233"><text:tab/>[73.56, 79.89, 81.4<text:span text:style-name="T47">8</text:span>, 81.6<text:span text:style-name="T47">0</text:span>] →<text:span text:style-name="T48"> best model epoch 192</text:span></text:p>
      <text:p text:style-name="P233"><text:tab/></text:p>
      <text:p text:style-name="P230">mean:<text:tab/>[74.14, 80.51, 81.23, 80.46] → best model epoch <text:span text:style-name="T56">169</text:span></text:p>
      <text:p text:style-name="P231">std:<text:tab/>[1.624, 0.726, 0.488, 2.364] → best model epoch 20</text:p>
      <text:p text:style-name="P87"/>
      <text:p text:style-name="P129">growing [25, 50, 75], 250 epochs, milestones [120, 160, 180] for [0.1, 0.01, 0.01] with lr 0.01, keeping 0.9 <text:span text:style-name="T101">with reinit</text:span></text:p>
      <text:p text:style-name="P129"/>
      <text:p text:style-name="P133"><text:span text:style-name="T77"><text:tab/>[73.93, 80.92, 81.13, 81.3</text:span><text:span text:style-name="T78">3</text:span><text:span text:style-name="T77">], 181</text:span></text:p>
      <text:p text:style-name="P133"><text:span text:style-name="T77"><text:tab/>[72.27, 80.</text:span><text:span text:style-name="T78">30</text:span><text:span text:style-name="T77">, 80.84, 81.04], </text:span><text:span text:style-name="T78">204</text:span></text:p>
      <text:p text:style-name="P133"><text:tab/>[75.4<text:span text:style-name="T78">0</text:span>, 80.68, 81.57, 81.54], <text:span text:style-name="T78">163</text:span></text:p>
      <text:p text:style-name="P133"><text:tab/>[75.99, 81.17, 81.71, 82.1<text:span text:style-name="T78">9</text:span>], <text:span text:style-name="T78">216</text:span></text:p>
      <text:p text:style-name="P88"><text:tab/>[73.82, 81.47, 80.86, 81.25], <text:span text:style-name="T78">241</text:span></text:p>
      <text:p text:style-name="P88"/>
      <text:p text:style-name="P137">mean:<text:tab/>[76.28, 81.11, 81.22, 81.47], 201</text:p>
      <text:p text:style-name="P137">std:<text:tab/>[1.462, 0.536, 0.401, 0.441], 30</text:p>
      <text:p text:style-name="P87"/>
      <text:p text:style-name="P134">keeping 0.8</text:p>
      <text:p text:style-name="P134"/>
      <text:p text:style-name="P134"><text:tab/>[73.15, 80.61, 81.56, 81.82], 145</text:p>
      <text:p text:style-name="P134"><text:tab/>[74.97, 80.81, 81.29, 81.11], 166</text:p>
      <text:p text:style-name="P133"><text:tab/>[74.56, 80.8<text:span text:style-name="T79">3</text:span>, 81.34, 81.49], <text:span text:style-name="T79">237</text:span></text:p>
      <text:p text:style-name="P133"><text:soft-page-break/><text:tab/>[73.4<text:span text:style-name="T79">0</text:span>, 80.9<text:span text:style-name="T79">1</text:span>, 81.88, 81.81], <text:span text:style-name="T79">220</text:span></text:p>
      <text:p text:style-name="P133"><text:tab/>[72.68, 79.68, 79.57, 80.54], <text:span text:style-name="T79">168</text:span></text:p>
      <text:p text:style-name="P133"/>
      <text:p text:style-name="P139">mean:<text:tab/>[73.75, 80.57, 81.13, 81.35], 187</text:p>
      <text:p text:style-name="P139">std:<text:tab/>[0.971, 0.509, 0.901, 0.540], 39</text:p>
      <text:p text:style-name="P133"/>
      <text:p text:style-name="P136">keeping 0.7</text:p>
      <text:p text:style-name="P136"/>
      <text:p text:style-name="P136"><text:tab/>[72.03, 80.80, 81.39, 81.76], 205</text:p>
      <text:p text:style-name="P135"><text:tab/>[70.65, 79.43, 80.0<text:span text:style-name="T96">0</text:span>, 79.49], <text:span text:style-name="T79">175</text:span></text:p>
      <text:p text:style-name="P135"><text:tab/>[74.93, 80.06, 80.<text:span text:style-name="T88">30</text:span>, 80.67], <text:span text:style-name="T88">183</text:span></text:p>
      <text:p text:style-name="P135"><text:tab/>[76.4<text:span text:style-name="T88">8</text:span>, 80.79, 81.72, 81.88], <text:span text:style-name="T88">250</text:span></text:p>
      <text:p text:style-name="P135"><text:tab/>[75.0<text:span text:style-name="T89">1</text:span>, 80.56, 81.15, 81.18], <text:span text:style-name="T89">235</text:span></text:p>
      <text:p text:style-name="P135"/>
      <text:p text:style-name="P163">mean:<text:tab/>[73.82, 80.33, 80.91, 81.00], 210</text:p>
      <text:p text:style-name="P163">std:<text:tab/>[3.397, 0.585, 0.732, 0.971], 32</text:p>
      <text:p text:style-name="P135"/>
      <text:p text:style-name="P153">keeping 0.6</text:p>
      <text:p text:style-name="P133"><text:tab/></text:p>
      <text:p text:style-name="P133"><text:tab/>[74.52, 80.1<text:span text:style-name="T89">2</text:span>, 80.64, 81.31], <text:span text:style-name="T89">206</text:span></text:p>
      <text:p text:style-name="P133"><text:tab/>[74.28, 80.5<text:span text:style-name="T89">5</text:span>, 81.59, 81.3<text:span text:style-name="T89">7</text:span>], <text:span text:style-name="T89">169</text:span></text:p>
      <text:p text:style-name="P133"><text:tab/>[72.88, 79.24, 80.57, 81.13], <text:span text:style-name="T89">230</text:span></text:p>
      <text:p text:style-name="P133"><text:tab/>[75.7<text:span text:style-name="T89">6</text:span>, 80.0<text:span text:style-name="T89">8</text:span>, 80.<text:span text:style-name="T89">80</text:span>, 80.93], <text:span text:style-name="T89">192</text:span></text:p>
      <text:p text:style-name="P133"><text:tab/>[74.7<text:span text:style-name="T89">3</text:span>, 80.1<text:span text:style-name="T89">0</text:span>, 80.56, 80.63], <text:span text:style-name="T89">186</text:span></text:p>
      <text:p text:style-name="P133"/>
      <text:p text:style-name="P163">mean:<text:tab/>[74.43, 80.02, 80.83, 81.07], 197</text:p>
      <text:p text:style-name="P163">std:<text:tab/>[1.036, 0.477, 0.434, 0.302], 23</text:p>
      <text:p text:style-name="P133"/>
      <text:p text:style-name="P153">keeping 0.5</text:p>
      <text:p text:style-name="P153"/>
      <text:p text:style-name="P154"><text:tab/>[73.08, 78.7<text:span text:style-name="T90">0</text:span>, 79.36, 79.52], <text:span text:style-name="T90">191</text:span></text:p>
      <text:p text:style-name="P155"><text:span text:style-name="T89"><text:tab/>[73.5</text:span><text:span text:style-name="T90">1</text:span><text:span text:style-name="T89">, 78.39, 77.47, 77.54], </text:span><text:span text:style-name="T90">205</text:span></text:p>
      <text:p text:style-name="P168"><text:tab/>[73.79, 79.54, 79.51, 79.58], 229</text:p>
      <text:p text:style-name="P155"><text:tab/>[73.07, 79.0<text:span text:style-name="T90">8</text:span>, 79.9<text:span text:style-name="T90">8</text:span>, 79.81], <text:span text:style-name="T91">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98">7</text:span>], <text:span text:style-name="T98">128</text:span></text:p>
      <text:p text:style-name="P171"><text:tab/>[71.89, 77.88, 76.9<text:span text:style-name="T98">4</text:span>, 76.67], <text:span text:style-name="T98">248</text:span></text:p>
      <text:p text:style-name="P171"><text:tab/>[74.1<text:span text:style-name="T98">6</text:span>, 76.68, 75.34, 75.6<text:span text:style-name="T98">0</text:span>], <text:span text:style-name="T98">209</text:span></text:p>
      <text:p text:style-name="P171"><text:tab/>[72.53, 78.25, 78.21, 77.53], <text:span text:style-name="T98">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107">0</text:span>, 72.31], 238</text:p>
      <text:p text:style-name="P171"><text:span text:style-name="T98"><text:tab/>[70.51, 73.29, 71.0</text:span><text:span text:style-name="T107">0</text:span><text:span text:style-name="T98">, 72.99], 239</text:span></text:p>
      <text:p text:style-name="P171"><text:tab/>[72.35, 73.34, 71.75, 71.02], <text:span text:style-name="T98">161</text:span></text:p>
      <text:p text:style-name="P171"><text:tab/>[72.39, 73.64, 71.34, 72.75], <text:span text:style-name="T98">247</text:span></text:p>
      <text:p text:style-name="P171"><text:tab/>[71.38, 71.83, 71.0<text:span text:style-name="T98">1</text:span>, 73.4<text:span text:style-name="T98">1</text:span>], <text:span text:style-name="T98">140</text:span></text:p>
      <text:p text:style-name="P171"/>
      <text:p text:style-name="P193">mean:<text:tab/>[71.34, 72.87, 70.94, 72.49], 205</text:p>
      <text:p text:style-name="P193">std:<text:tab/>[1.052, 0.786, 0.809, 0.916], 50</text:p>
      <text:p text:style-name="P171"/>
      <text:p text:style-name="P170">keeping 0.2</text:p>
      <text:p text:style-name="P170"/>
      <text:p text:style-name="P171"><text:span text:style-name="T98"><text:tab/>[69.4</text:span><text:span text:style-name="T99">1</text:span><text:span text:style-name="T98">, 67.4</text:span><text:span text:style-name="T99">4</text:span><text:span text:style-name="T98">, 66.11, 63.84], </text:span><text:span text:style-name="T99">190</text:span></text:p>
      <text:p text:style-name="P171"><text:tab/>[67.96, 62.4<text:span text:style-name="T99">7</text:span>, 65.84, 63.82], <text:span text:style-name="T99">187</text:span></text:p>
      <text:p text:style-name="P171"><text:tab/>[69.95, 66.5<text:span text:style-name="T113">1</text:span>, 68.34, 66.04], 187</text:p>
      <text:p text:style-name="P171"><text:tab/>[67.33, 66.5<text:span text:style-name="T113">0</text:span>, 60.6<text:span text:style-name="T113">1</text:span>, 58.21], 205</text:p>
      <text:p text:style-name="P171"><text:tab/>[67.<text:span text:style-name="T113">30</text:span>, 54.94, 67.1<text:span text:style-name="T113">2</text:span>, 65.56], 185</text:p>
      <text:p text:style-name="P171"/>
      <text:p text:style-name="P202">mean:<text:tab/>[68.39, 63.57, 65.60, 63.49], 191</text:p>
      <text:p text:style-name="P202">std:<text:tab/>[1.222, 5.194, 2.960, 3.118], 8</text:p>
      <text:p text:style-name="P202"/>
      <text:p text:style-name="P218">keeping 0.1</text:p>
      <text:p text:style-name="P218"/>
      <text:p text:style-name="P218"><text:tab/>[58.75, 58.33, 54.21, 28.12], 182</text:p>
      <text:p text:style-name="P220"><text:tab/>[56.0<text:span text:style-name="T119">0</text:span>, 55.4<text:span text:style-name="T119">7</text:span>, 57.17, 45.53], 232</text:p>
      <text:p text:style-name="P218"><text:tab/>[57.47, 60.44, 55.99, 38.51], 215</text:p>
      <text:p text:style-name="P220"><text:tab/>[54.21, 43.8<text:span text:style-name="T119">8</text:span>, 45.1<text:span text:style-name="T119">5,</text:span> 49.67], 229</text:p>
      <text:p text:style-name="P220"><text:tab/>[54.92, 52.8<text:span text:style-name="T119">1</text:span>, 35.03, 48.12], 177</text:p>
      <text:p text:style-name="P220"/>
      <text:p text:style-name="P218">mean:<text:tab/>[56.27, 54.19, 49.51, 41.99], 207</text:p>
      <text:p text:style-name="P218">std:<text:tab/>[1.853, 6.443, 9.373, 8.854], 26</text:p>
      <text:p text:style-name="P87"/>
      <text:p text:style-name="P97">################################################################################</text:p>
      <text:p text:style-name="P97"/>
      <text:p text:style-name="P235">growing [25, 50, 75], 200 epochs, milestones [100, 133, 166] for [0.1, 0.01, 0.01] with lr 0.01, keeping 0.5, batch_size <text:span text:style-name="T65">128</text:span></text:p>
      <text:p text:style-name="P235"/>
      <text:p text:style-name="P234"><text:span text:style-name="T64"><text:tab/>[68.4</text:span><text:span text:style-name="T65">4</text:span><text:span text:style-name="T64">, 78.77, 78.74, 78.47] →</text:span><text:span text:style-name="T65"> best model epoch 164</text:span></text:p>
      <text:p text:style-name="P234"><text:tab/>[67.54, 78.07, 78.65, 78.9<text:span text:style-name="T65">1</text:span>] →<text:span text:style-name="T65"> best model epoch 190</text:span></text:p>
      <text:p text:style-name="P234"><text:tab/>[70.5<text:span text:style-name="T65">5</text:span>, 78.79, 78.67, 78.1<text:span text:style-name="T65">2] → best model epoch 180</text:span></text:p>
      <text:p text:style-name="P234"><text:tab/>[72.18, 78.25, 78.5<text:span text:style-name="T75">0</text:span>, 78.22] →<text:span text:style-name="T75"> best model epoch 188</text:span></text:p>
      <text:p text:style-name="P234"><text:tab/>[73.<text:span text:style-name="T76">01</text:span>, 79.0<text:span text:style-name="T76">5</text:span>, 78.63, 79.0<text:span text:style-name="T76">5</text:span>] →<text:span text:style-name="T76"> best model epoch 194</text:span></text:p>
      <text:p text:style-name="P234"><text:tab/>[67.67, 78.42, 77.74, 78.0<text:span text:style-name="T76">5</text:span>] →<text:span text:style-name="T76"> best model epoch 199</text:span></text:p>
      <text:p text:style-name="P234"/>
      <text:p text:style-name="P98"/>
      <text:p text:style-name="P128">################################################################################</text:p>
      <text:p text:style-name="P128"/>
      <text:p text:style-name="P143">growing [25, 50, 75], 200 epochs, milestones [120, 160, 180] for [0.1, 0.01, 0.01] with lr 0.01, </text:p>
      <text:p text:style-name="P237">keeping 0.5, batch_size 128</text:p>
      <text:p text:style-name="P237"/>
      <text:p text:style-name="P237"><text:soft-page-break/><text:tab/><text:span text:style-name="T89">[73.08, 78.7</text:span><text:span text:style-name="T90">0</text:span><text:span text:style-name="T89">, 79.36, 79.52], </text:span><text:span text:style-name="T90">191</text:span></text:p>
      <text:p text:style-name="P238"><text:span text:style-name="T89"><text:tab/>[73.5</text:span><text:span text:style-name="T90">1</text:span><text:span text:style-name="T89">, 78.39, 77.47, 77.54], </text:span><text:span text:style-name="T90">205</text:span></text:p>
      <text:p text:style-name="P169"><text:tab/>[73.79, 79.54, 79.51, 79.58], 229</text:p>
      <text:p text:style-name="P237"><text:tab/>[73.07, 79.0<text:span text:style-name="T90">8</text:span>, 79.9<text:span text:style-name="T90">8</text:span>, 79.81], <text:span text:style-name="T91">149</text:span></text:p>
      <text:p text:style-name="P237"/>
      <text:p text:style-name="P237"><text:tab/>[74.82, 79.17, 79.46, 79.34], 178</text:p>
      <text:p text:style-name="P237"><text:tab/>[73.69, 79.38, 79.90, 80.08], 223</text:p>
      <text:p text:style-name="P238"><text:tab/>[71.29, 78.84, 79.4<text:span text:style-name="T124">0</text:span>, 79.35], <text:span text:style-name="T124">212</text:span></text:p>
      <text:p text:style-name="P238"/>
      <text:p text:style-name="P237">mean:<text:tab/>[73.32, 79.01, 79.30, 79.32], 198</text:p>
      <text:p text:style-name="P238"><text:span text:style-name="T124">std:<text:tab/>[1.071, 0.399, 0.842, 0.826], 28</text:span><text:tab/></text:p>
      <text:p text:style-name="P143"/>
      <text:p text:style-name="P143">keeping 0.5, batch_size 256</text:p>
      <text:p text:style-name="P142"/>
      <text:p text:style-name="P142"><text:tab/>[70.53, 78.93, 78.72, 78.14], <text:span text:style-name="T83">171</text:span></text:p>
      <text:p text:style-name="P144"><text:span text:style-name="T82"><text:tab/>[67.06, 78.8</text:span><text:span text:style-name="T83">7</text:span><text:span text:style-name="T82">, 78.89, 78.7</text:span><text:span text:style-name="T83">0</text:span><text:span text:style-name="T82">], </text:span><text:span text:style-name="T83">211</text:span></text:p>
      <text:p text:style-name="P144"><text:tab/>[68.4<text:span text:style-name="T83">0</text:span>, 79.27, 79.61, 79.53], <text:span text:style-name="T83">180</text:span></text:p>
      <text:p text:style-name="P144"><text:tab/>[67.33, 77.9<text:span text:style-name="T84">0</text:span>, 77.52, 78.2<text:span text:style-name="T84">6</text:span>], <text:span text:style-name="T84">211</text:span></text:p>
      <text:p text:style-name="P144"><text:tab/>[69.8<text:span text:style-name="T84">7</text:span>, 78.96, 79.2<text:span text:style-name="T84">3</text:span>, 78.35], <text:span text:style-name="T84">219</text:span></text:p>
      <text:p text:style-name="P144"><text:tab/>[72.68, 79.25, 79.32, 79.35], <text:span text:style-name="T84">250</text:span></text:p>
      <text:p text:style-name="P144"><text:tab/>[70.5<text:span text:style-name="T85">5</text:span>, 79.21, 79.5<text:span text:style-name="T85">0</text:span>, 78.88], <text:span text:style-name="T85">200</text:span></text:p>
      <text:p text:style-name="P144"><text:tab/>[72.57, 79.9<text:span text:style-name="T85">0</text:span>, 79.82, 79.29], <text:span text:style-name="T85">167</text:span></text:p>
      <text:p text:style-name="P144"/>
      <text:p text:style-name="P144"><text:tab/>[73.11, 79.2<text:span text:style-name="T124">6</text:span>, 79.93, 80.2<text:span text:style-name="T124">9</text:span>], <text:span text:style-name="T124">187</text:span></text:p>
      <text:p text:style-name="P144"><text:tab/>[73.<text:span text:style-name="T124">80</text:span>, 78.68, 78.28, 78.6<text:span text:style-name="T125">9</text:span>], <text:span text:style-name="T125">209</text:span></text:p>
      <text:p text:style-name="P144"><text:tab/>[75.82, 79.42, 78.8<text:span text:style-name="T125">7</text:span>, 79.53], <text:span text:style-name="T125">167</text:span></text:p>
      <text:p text:style-name="P144"><text:tab/></text:p>
      <text:p text:style-name="P144"/>
      <text:p text:style-name="P149">mean:<text:tab/>[<text:span text:style-name="T125">71.07, 79.06, 79.06, 79,00], 197</text:span></text:p>
      <text:p text:style-name="P239"><text:span text:style-name="T97">std:<text:tab/>[</text:span><text:span text:style-name="T125">2.797, 0.503, 0.713, 0.659], 26</text:span></text:p>
      <text:p text:style-name="P144"/>
      <text:p text:style-name="P145">keeping 0.5, batch size 384</text:p>
      <text:p text:style-name="P145"><text:tab/></text:p>
      <text:p text:style-name="P145"><text:tab/>[72.63, 79.24, 79.33, 79.79], 204</text:p>
      <text:p text:style-name="P146"><text:tab/>[70.34, 79.34, 79.09, 78.86], <text:span text:style-name="T85">212</text:span></text:p>
      <text:p text:style-name="P146"><text:tab/>[69.45, 78.4<text:span text:style-name="T85">8</text:span>, 78.5<text:span text:style-name="T85">8</text:span>, 78.5<text:span text:style-name="T86">1</text:span>], <text:span text:style-name="T86">228</text:span></text:p>
      <text:p text:style-name="P146"><text:tab/><text:span text:style-name="T86">[</text:span>70.59, 79.57, 79.95, 79.5<text:span text:style-name="T86">5</text:span>], <text:span text:style-name="T86">232</text:span></text:p>
      <text:p text:style-name="P146"><text:tab/>[68.11, 78.4<text:span text:style-name="T86">4</text:span>, 78.72, 78.4<text:span text:style-name="T86">1</text:span>], <text:span text:style-name="T86">146</text:span></text:p>
      <text:p text:style-name="P146"/>
      <text:p text:style-name="P146"><text:tab/>[74.92, 78.25, 79.39, 79.39], 236</text:p>
      <text:p text:style-name="P146"><text:tab/>[74.6<text:span text:style-name="T125">0</text:span>, 79.92, 79.71, 80.24], 233</text:p>
      <text:p text:style-name="P146"><text:tab/>[74.57, 78.7<text:span text:style-name="T125">3</text:span>, 79.18, 79.46], 225</text:p>
      <text:p text:style-name="P146"><text:tab/>[72.6<text:span text:style-name="T125">9</text:span>, 78.2<text:span text:style-name="T125">0</text:span>, 78.71, 77.58], 204</text:p>
      <text:p text:style-name="P146"><text:tab/>[74.1<text:span text:style-name="T125">0</text:span>, 80.43, 80.85, 80.95], 137</text:p>
      <text:p text:style-name="P146"/>
      <text:p text:style-name="P151">mean:<text:tab/>[<text:span text:style-name="T126">72.20, 79.06, 79.35, 79.27], 206</text:span></text:p>
      <text:p text:style-name="P240"><text:span text:style-name="T127">std:<text:tab/>[</text:span><text:span text:style-name="T126">2.430, 0.761, 0.686, 0.972], 36</text:span></text:p>
      <text:p text:style-name="P146"/>
      <text:p text:style-name="P147">keeping 0.5, batch size 512</text:p>
      <text:p text:style-name="P147"><text:tab/></text:p>
      <text:p text:style-name="P147"><text:soft-page-break/><text:tab/>[70.09, 78.59, 79.36, 78.72], <text:span text:style-name="T87">227</text:span></text:p>
      <text:p text:style-name="P148"><text:span text:style-name="T86"><text:tab/>[70.54, 76.79, 77.59, 77.4</text:span><text:span text:style-name="T87">1</text:span><text:span text:style-name="T86">], </text:span><text:span text:style-name="T87">150</text:span></text:p>
      <text:p text:style-name="P148"><text:tab/>[74.81, 78.25, 77.99, 78.1<text:span text:style-name="T91">2</text:span>], <text:span text:style-name="T91">206</text:span></text:p>
      <text:p text:style-name="P148"><text:tab/>[72.4<text:span text:style-name="T91">8</text:span>, 78.4<text:span text:style-name="T91">4</text:span>, 79.1<text:span text:style-name="T91">6</text:span>, 78.9<text:span text:style-name="T91">4</text:span>], <text:span text:style-name="T91">127</text:span></text:p>
      <text:p text:style-name="P148"><text:tab/>[73.32, 78.77, 78.78, 78.47], <text:span text:style-name="T92">205</text:span></text:p>
      <text:p text:style-name="P148"/>
      <text:p text:style-name="P148"><text:tab/>[75.8<text:span text:style-name="T126">7</text:span>, 79.31, 78.15, 79.0<text:span text:style-name="T126">8</text:span>], 189</text:p>
      <text:p text:style-name="P148"><text:tab/>[74.0<text:span text:style-name="T126">1</text:span>, 78.57, 78.92, 79.06], 164</text:p>
      <text:p text:style-name="P148"><text:tab/>[73.8<text:span text:style-name="T126">7</text:span>, 78.84, 78.63, 77.9<text:span text:style-name="T126">1</text:span>], 134</text:p>
      <text:p text:style-name="P148"><text:tab/>[74.09, 79.63, 79.99, 79.79], 233</text:p>
      <text:p text:style-name="P148"><text:tab/>[73.7<text:span text:style-name="T126">6</text:span>, 78.08, 78.25, 77.0<text:span text:style-name="T126">5</text:span>], 166</text:p>
      <text:p text:style-name="P148"/>
      <text:p text:style-name="P160"><text:span text:style-name="T93">mean:<text:tab/>[</text:span><text:span text:style-name="T126">73.28, 78.53, 78.68, 78.46], 180</text:span></text:p>
      <text:p text:style-name="P160"><text:span text:style-name="T93">std:<text:tab/>[</text:span><text:span text:style-name="T126">1.799, 0.767, 0.716, 0.838], 38</text:span></text:p>
      <text:p text:style-name="P148"/>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92">209</text:span></text:p>
      <text:p text:style-name="P157"><text:tab/>[74.4<text:span text:style-name="T93">1</text:span>, 79.0<text:span text:style-name="T93">1</text:span>, 79.13, 78.84], <text:span text:style-name="T93">250</text:span></text:p>
      <text:p text:style-name="P157"/>
      <text:p text:style-name="P157"><text:tab/>[74.61, 79.13, 78.45, 77.83], 213</text:p>
      <text:p text:style-name="P157"><text:tab/>[74.67, 78.42, 79.0<text:span text:style-name="T126">5</text:span>, 78.71], 150</text:p>
      <text:p text:style-name="P157"><text:tab/>[74.4<text:span text:style-name="T126">4</text:span>, 79.11, 79.31, 78.2<text:span text:style-name="T126">3</text:span>], 221</text:p>
      <text:p text:style-name="P157"><text:tab/>[74.9<text:span text:style-name="T126">4</text:span>, 78.59, 78.95, 79.36], 173</text:p>
      <text:p text:style-name="P157"><text:tab/>[74.67, 79.32, 79.1<text:span text:style-name="T126">6</text:span>, 78.11], 196</text:p>
      <text:p text:style-name="P157"/>
      <text:p text:style-name="P161">mean:<text:tab/>[<text:span text:style-name="T128">74.30, 79.00, 79.11, 78.57], 204</text:span></text:p>
      <text:p text:style-name="P161">std:<text:tab/>[<text:span text:style-name="T128">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93">0</text:span>, 79.72, 79.72, 79.74], <text:span text:style-name="T93">162</text:span></text:p>
      <text:p text:style-name="P160"><text:tab/>[75.39, 79.13, 79.21, 77.9<text:span text:style-name="T93">8</text:span>], <text:span text:style-name="T93">202</text:span></text:p>
      <text:p text:style-name="P160"/>
      <text:p text:style-name="P160"><text:tab/>[74.33, 78.82, 79.64, 79.5<text:span text:style-name="T129">8</text:span>], 189,</text:p>
      <text:p text:style-name="P160"><text:tab/>[74.0<text:span text:style-name="T129">5</text:span>, 79.67, 80.1<text:span text:style-name="T129">9</text:span>, 80.24], 226,</text:p>
      <text:p text:style-name="P160"><text:tab/>[73.59, 78.97, 77.5<text:span text:style-name="T129">1</text:span>, 78.35], 159,</text:p>
      <text:p text:style-name="P160"><text:tab/>[73.58, 79.71, 79.13, 78.36], 165,</text:p>
      <text:p text:style-name="P160"><text:tab/>[74.22, 79.63, 79.42, 79.17], 223</text:p>
      <text:p text:style-name="P160"/>
      <text:p text:style-name="P2">mean:<text:tab/>[<text:span text:style-name="T129">74.35, 79.45, 79.47, 79.30], 198</text:span></text:p>
      <text:p text:style-name="P241"><text:span text:style-name="T95">std:<text:tab/>[</text:span><text:span text:style-name="T129">0.586, 0.387, 0.866, 0.880], 31</text:span></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99">0</text:span>, 80.11], <text:span text:style-name="T99">199</text:span></text:p>
      <text:p text:style-name="P176"><text:tab/>[72.54, 78.77, 79.8<text:span text:style-name="T99">7</text:span>, 79.6<text:span text:style-name="T99">0</text:span>], <text:span text:style-name="T99">203</text:span></text:p>
      <text:p text:style-name="P176"><text:tab/>[74.0<text:span text:style-name="T99">1</text:span>, 78.53, 78.42, 78.36], <text:span text:style-name="T99">246</text:span></text:p>
      <text:p text:style-name="P176"/>
      <text:p text:style-name="P176"><text:tab/>[72.35, 79.17, 79.8<text:span text:style-name="T130">3</text:span>, 79.81], 206,</text:p>
      <text:p text:style-name="P176"><text:tab/>[72.35, 78.9<text:span text:style-name="T130">0</text:span>, 79.11, 79.38], 242,</text:p>
      <text:p text:style-name="P176"><text:tab/>[74.88, 79.09, 79.1<text:span text:style-name="T130">9</text:span>, 79.22], 178,</text:p>
      <text:p text:style-name="P176"><text:tab/>[72.36, 78.8<text:span text:style-name="T130">7</text:span>, 79.0<text:span text:style-name="T130">1</text:span>, 79.07], 204,</text:p>
      <text:p text:style-name="P176"><text:tab/>[72.<text:span text:style-name="T130">30</text:span>, 78.4<text:span text:style-name="T130">1</text:span>, 79.9<text:span text:style-name="T130">8</text:span>, 79.31], 192,</text:p>
      <text:p text:style-name="P176"/>
      <text:p text:style-name="P193">mean:<text:tab/>[<text:span text:style-name="T130">73.19, 78.90, 79.38, 79.34], 207</text:span></text:p>
      <text:p text:style-name="P242"><text:span text:style-name="T109">std:<text:tab/>[</text:span><text:span text:style-name="T130">0.929, 0.387, 0.537, 0.514], 25</text:span></text:p>
      <text:p text:style-name="P176"/>
      <text:p text:style-name="P172">keeping 0.5, batch_size 1024</text:p>
      <text:p text:style-name="P172"/>
      <text:p text:style-name="P172"><text:tab/>[73.06, 79.40, 79.12, 79.67], 182</text:p>
      <text:p text:style-name="P176"><text:tab/>[74.65, 79.1<text:span text:style-name="T99">6</text:span>, 80.0<text:span text:style-name="T99">1</text:span>, 79.9<text:span text:style-name="T99">8</text:span>], <text:span text:style-name="T99">137</text:span></text:p>
      <text:p text:style-name="P176"><text:tab/>[75.86, 79.35, 79.14, 79.4<text:span text:style-name="T100">1</text:span>], <text:span text:style-name="T100">231</text:span></text:p>
      <text:p text:style-name="P176"><text:tab/>[74.6<text:span text:style-name="T100">9</text:span>, 78.8<text:span text:style-name="T100">3</text:span>, 79.0<text:span text:style-name="T100">5</text:span>, 78.6<text:span text:style-name="T100">6</text:span>], <text:span text:style-name="T100">201</text:span></text:p>
      <text:p text:style-name="P176"><text:tab/>[74.97, 79.85, 79.46, 79.89], <text:span text:style-name="T100">190</text:span></text:p>
      <text:p text:style-name="P176"/>
      <text:p text:style-name="P176"><text:tab/>[74.5<text:span text:style-name="T130">0</text:span>, 79.4<text:span text:style-name="T130">1</text:span>, 79.49, 79.71], 234,</text:p>
      <text:p text:style-name="P176"><text:tab/>[73.9<text:span text:style-name="T130">4</text:span>, 79.42, 79.86, 80.18], 169,</text:p>
      <text:p text:style-name="P176"><text:tab/>[72.32, 78.8<text:span text:style-name="T130">3</text:span>, 78.35, 78.49], 235,</text:p>
      <text:p text:style-name="P176"><text:tab/>[70.1<text:span text:style-name="T130">2</text:span>, 78.6<text:span text:style-name="T130">6</text:span>, 79.79, 80.5<text:span text:style-name="T131">0</text:span>], 232,</text:p>
      <text:p text:style-name="P176"><text:tab/>[75.18, 78.2<text:span text:style-name="T131">0</text:span>, 78.74, 77.78], 224,</text:p>
      <text:p text:style-name="P176"/>
      <text:p text:style-name="P242"><text:span text:style-name="T109">mean:<text:tab/>[</text:span><text:span text:style-name="T110">7</text:span><text:span text:style-name="T131">3.93, 79.11, 79.30, 79.43], 204</text:span></text:p>
      <text:p text:style-name="P243"><text:span text:style-name="T110">std:<text:tab/>[</text:span><text:span text:style-name="T131">1.688, 0.479, 0.522, 0.854], 34</text:span></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20">0</text:span>, 78.97, 79.75, 79.71], 250</text:p>
      <text:p text:style-name="P179"><text:span text:style-name="T100"><text:tab/>[72.83, 78.4</text:span><text:span text:style-name="T120">1</text:span><text:span text:style-name="T100">, 78.28, 78.74], 191</text:span></text:p>
      <text:p text:style-name="P179"><text:tab/>[74.79, 78.02, 78.28, 78.6<text:span text:style-name="T120">9</text:span>], 230</text:p>
      <text:p text:style-name="P179"><text:tab/>[71.6<text:span text:style-name="T120">9</text:span>, 78.6<text:span text:style-name="T120">9</text:span>, 79.<text:span text:style-name="T120">30</text:span>, 79.2<text:span text:style-name="T120">6</text:span>], 248</text:p>
      <text:p text:style-name="P179"><text:tab/>[72.08, 78.8<text:span text:style-name="T120">3</text:span>, 79.56, 79.4<text:span text:style-name="T120">0</text:span>], 183</text:p>
      <text:p text:style-name="P179"/>
      <text:p text:style-name="P222">mean:<text:tab/>[73.35, 78.85, 79.14, 79.39], 224</text:p>
      <text:p text:style-name="P226">std:<text:tab/>[1.175, 0.647, 0.892, 0.719], 23</text:p>
      <text:p text:style-name="P222"/>
      <text:p text:style-name="P223">keeping 0.5, batch_size 1280</text:p>
      <text:p text:style-name="P223"/>
      <text:p text:style-name="P223"><text:tab/>[75.18, 78.41, 78.58, 78.40], 221</text:p>
      <text:p text:style-name="P224"><text:tab/>[71.1<text:span text:style-name="T121">0</text:span>, 78.2<text:span text:style-name="T121">3</text:span>, 78.02, 77.9<text:span text:style-name="T121">8</text:span>], 235</text:p>
      <text:p text:style-name="P224"><text:tab/>[72.33, 78.29, 79.0<text:span text:style-name="T122">0</text:span>, 78.54], 208</text:p>
      <text:p text:style-name="P224"><text:soft-page-break/><text:tab/>[74.79, 79.59, 79.13, 79.0<text:span text:style-name="T122">1</text:span>], 249</text:p>
      <text:p text:style-name="P224"><text:tab/>[72.9<text:span text:style-name="T122">0</text:span>, 78.7<text:span text:style-name="T122">0</text:span>, 79.34, 79.65], 187</text:p>
      <text:p text:style-name="P179"/>
      <text:p text:style-name="P225">mean:<text:tab/>[73.26, 78.64, 78.81, 78.72], 220</text:p>
      <text:p text:style-name="P225">std:<text:tab/>[1.709, 0.559, 0.524, 0.639], 24</text:p>
      <text:p text:style-name="P225"/>
      <text:p text:style-name="P226">keeping 0.5, batch_size 1408</text:p>
      <text:p text:style-name="P226"/>
      <text:p text:style-name="P226"><text:tab/>[74.76, 79.66, 79.67, 80.03], 222</text:p>
      <text:p text:style-name="P227"><text:tab/>[76.15, 79.95, 79.9<text:span text:style-name="T123">8</text:span>, 80.13], 204</text:p>
      <text:p text:style-name="P227"><text:tab/>[73.7<text:span text:style-name="T123">6</text:span>, 78.71, 78.6<text:span text:style-name="T123">6</text:span>, 78.7<text:span text:style-name="T123">6</text:span>], 181</text:p>
      <text:p text:style-name="P227"><text:tab/>[74.02, 78.15, 78.6<text:span text:style-name="T123">6</text:span>, 78.7<text:span text:style-name="T123">0</text:span>], 182</text:p>
      <text:p text:style-name="P227"><text:tab/>[73.17, 78.9<text:span text:style-name="T123">0</text:span>, 79.31, 79.95], 244</text:p>
      <text:p text:style-name="P227"/>
      <text:p text:style-name="P226">mean:<text:tab/>[74.37, 79.07, 79.26, 79.51], 207</text:p>
      <text:p text:style-name="P226">std:<text:tab/>[1.146, 0.729, 0.593, 0.719], 27</text:p>
      <text:p text:style-name="P179"/>
      <text:p text:style-name="P131">growing [25, 50, 75], 250 epochs, milestones [120, 160, 180] for [0.1, 0.01, 0.01] with lr 0.01, keeping 0.9 <text:span text:style-name="T101">without reinit</text:span></text:p>
      <text:p text:style-name="P131"/>
      <text:p text:style-name="P180"><text:span text:style-name="T77"><text:tab/>[77.22, 81.32, 81.1</text:span><text:span text:style-name="T101">2</text:span><text:span text:style-name="T77">, 81.43], </text:span><text:span text:style-name="T101">127</text:span></text:p>
      <text:p text:style-name="P180"><text:tab/>[74.9<text:span text:style-name="T101">4</text:span>, 81.04, 81.2<text:span text:style-name="T101">3</text:span>, 81.8<text:span text:style-name="T101">3</text:span>], <text:span text:style-name="T101">170</text:span></text:p>
      <text:p text:style-name="P180"><text:tab/><text:span text:style-name="T101">[</text:span>76.63, 80.54, 81.92, 81.96], <text:span text:style-name="T101">217</text:span></text:p>
      <text:p text:style-name="P180"><text:tab/>[76.65, 81.59, 81.6<text:span text:style-name="T101">9</text:span>, 81.99], <text:span text:style-name="T101">191</text:span></text:p>
      <text:p text:style-name="P180"><text:tab/>[75.74, 80.5<text:span text:style-name="T102">0</text:span>, 81.39, 81.9<text:span text:style-name="T102">1</text:span>], <text:span text:style-name="T102">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102">234</text:span></text:p>
      <text:p text:style-name="P183"><text:tab/>[75.5<text:span text:style-name="T102">5</text:span>, 79.9<text:span text:style-name="T102">4</text:span>, 80.63, 80.85], <text:span text:style-name="T102">162</text:span></text:p>
      <text:p text:style-name="P183"><text:tab/>[76.22, 81.31, 82.17, 82.38], 138</text:p>
      <text:p text:style-name="P183"><text:tab/>[75.9<text:span text:style-name="T102">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5"><text:span text:style-name="T103"><text:tab/>[72.72, 79.81, 81.01, 81.47], </text:span><text:span text:style-name="T104">237</text:span></text:p>
      <text:p text:style-name="P185"><text:tab/>[74.6<text:span text:style-name="T111">0</text:span>, 81.13, 81.71, 81.92], 222</text:p>
      <text:p text:style-name="P185"><text:tab/>[75.54, 79.65, 80.65, 80.59], 173</text:p>
      <text:p text:style-name="P185"><text:tab/>[74.6<text:span text:style-name="T111">0</text:span>, 80.45, 79.92, 80.0<text:span text:style-name="T111">8</text:span>], 213</text:p>
      <text:p text:style-name="P185"/>
      <text:p text:style-name="P199">mean:<text:tab/><text:span text:style-name="T112">[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104">80,</text:span> 81.99], 231</text:p>
      <text:p text:style-name="P187"><text:tab/>[73.5<text:span text:style-name="T104">0</text:span>, 79.4<text:span text:style-name="T104">1</text:span>, 80.2<text:span text:style-name="T104">6</text:span>, 80.0<text:span text:style-name="T104">1</text:span>], 146</text:p>
      <text:p text:style-name="P187"><text:tab/>[73.32, 79.68, 80.3<text:span text:style-name="T104">7</text:span>, 80.72], 190</text:p>
      <text:p text:style-name="P187"><text:tab/>[73.9<text:span text:style-name="T104">8</text:span>, 80.02, 80.5<text:span text:style-name="T104">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105">9</text:span>], 151</text:p>
      <text:p text:style-name="P190"><text:tab/>[69.8<text:span text:style-name="T105">7</text:span>, 78.1<text:span text:style-name="T105">6</text:span>, 80.31, 80.32], 222</text:p>
      <text:p text:style-name="P190"><text:tab/>[73.56, 79.1<text:span text:style-name="T105">9</text:span>, 81.1<text:span text:style-name="T105">6</text:span>, 81.29], 214</text:p>
      <text:p text:style-name="P190"/>
      <text:p text:style-name="P190"><text:span text:style-name="T105">mean:<text:tab/>[72.36, 79.23, 80.34, 80.54], </text:span><text:span text:style-name="T106">198</text:span></text:p>
      <text:p text:style-name="P190"><text:span text:style-name="T105">std:<text:tab/>[1.586, 0.881, 0.505, 0.440], </text:span><text:span text:style-name="T106">44</text:span></text:p>
      <text:p text:style-name="P190"/>
      <text:p text:style-name="P213">keeping 0.4</text:p>
      <text:p text:style-name="P213"/>
      <text:p text:style-name="P213"><text:tab/>[71.74, 78.44, 79.59, 79.38], 135</text:p>
      <text:p text:style-name="P214"><text:tab/>[73.21, 78.5<text:span text:style-name="T118">5</text:span>, 80.24, 80.27], <text:span text:style-name="T118">221</text:span></text:p>
      <text:p text:style-name="P214"><text:tab/>[72.4<text:span text:style-name="T118">4</text:span>, 78.1<text:span text:style-name="T118">6</text:span>, 79.54, 79.22], <text:span text:style-name="T118">162</text:span></text:p>
      <text:p text:style-name="P214"><text:tab/>[69.64, 78.02, 79.06, 79.42], <text:span text:style-name="T118">180</text:span></text:p>
      <text:p text:style-name="P214"/>
      <text:p text:style-name="P215">mean:<text:tab/>[71.76, 78.29, 79.61, 79.57], 175</text:p>
      <text:p text:style-name="P215">std:<text:tab/>[1.534, 0.245, 0.485, 0.473], 36</text:p>
      <text:p text:style-name="P190"/>
      <text:p text:style-name="P205">keeping 0.3 <text:s text:c="9"/></text:p>
      <text:p text:style-name="P205"/>
      <text:p text:style-name="P205"><text:tab/>[70.03, 77.08, 78.44, 78.88], 195</text:p>
      <text:p text:style-name="P206"><text:tab/>[70.84, 76.88, 77.9<text:span text:style-name="T114">1</text:span>, 77.9<text:span text:style-name="T114">0</text:span>], 187</text:p>
      <text:p text:style-name="P206"><text:tab/>[68.57, 76.71, 77.96, 78.13], 212</text:p>
      <text:p text:style-name="P206"><text:tab/>[68.83, 77.<text:span text:style-name="T114">80</text:span>, 79.0<text:span text:style-name="T114">5</text:span>, 78.68], 245</text:p>
      <text:p text:style-name="P206"><text:tab/>[69.25, 78.4<text:span text:style-name="T114">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15">6</text:span>, 76.28], 188</text:p>
      <text:p text:style-name="P210"><text:tab/>[65.59, 74.75, 76.4<text:span text:style-name="T115">1</text:span>, 75.97], 143</text:p>
      <text:p text:style-name="P210"><text:soft-page-break/><text:tab/>[67.84, 74.96, 76.64, 76.53], 166</text:p>
      <text:p text:style-name="P210"><text:tab/>[67.84, 74.88, 76.0<text:span text:style-name="T115">1</text:span>, 76.1<text:span text:style-name="T115">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2"><text:tab/>[52.9<text:span text:style-name="T116">7</text:span>, 67.85, 69.47, 69.52], 247</text:p>
      <text:p text:style-name="P212"><text:tab/>[57.85, 67.6<text:span text:style-name="T116">6</text:span>, 69.81, 67.7<text:span text:style-name="T116">6</text:span>], 234</text:p>
      <text:p text:style-name="P212"><text:tab/>[54.51, 64.81, 69.47, 69.7<text:span text:style-name="T116">0</text:span>], 164</text:p>
      <text:p text:style-name="P212"><text:tab/>[58.8<text:span text:style-name="T116">0</text:span>, 67.<text:span text:style-name="T116">30</text:span>, 68.64, 68.0<text:span text:style-name="T116">1</text:span>], 235</text:p>
      <text:p text:style-name="P212"/>
      <text:p text:style-name="P211">mean:<text:tab/>[56.04, 67.21, 69.70, 68.55<text:span text:style-name="T117">]</text:span>, 223</text:p>
      <text:p text:style-name="P211">std:<text:tab/>[2.380, 1.405, 0.906, 0.973], 34</text:p>
      <text:p text:style-name="P211"/>
      <text:p text:style-name="P250">growing [25, 50, 75], 250 epochs milestones [120, 160, 180] for [0.1, 0.01, 0.01] with lr 0.01 without reinit batch size 128, pruning [10, 35, 60, 85, 95, 105, 115]</text:p>
      <text:p text:style-name="P250"/>
      <text:p text:style-name="P260">keeping 0.8, pruning each time by 0.90</text:p>
      <text:p text:style-name="P260"><text:tab/>[71.83, 78.63, 80.79, 81.50], 169,</text:p>
      <text:p text:style-name="P260"><text:tab/>[73.50, 81.10, 81.92, 82.07], 165,</text:p>
      <text:p text:style-name="P260"><text:tab/>[75.22, 80.63, 82.02, 82.34], 191,</text:p>
      <text:p text:style-name="P261"><text:span text:style-name="T136"><text:tab/>[74.89, 79.76, 80.98, 81.54], 161,</text:span></text:p>
      <text:p text:style-name="P261"><text:span text:style-name="T136"><text:tab/>[75.03, 81.53, 80.98, 81.45], 210,</text:span></text:p>
      <text:p text:style-name="P260"/>
      <text:p text:style-name="P261"><text:span text:style-name="T136">means:<text:tab/>[74.09, 80.33, 81.34, 81.78]</text:span></text:p>
      <text:p text:style-name="P261"><text:span text:style-name="T136">stds:<text:tab/>[1.437, 1.155, 0.583, 0.401]</text:span></text:p>
      <text:p text:style-name="P261"><text:span text:style-name="T136">std%:<text:tab/>[1.939, 1.438, 0.717, 0.490]</text:span></text:p>
      <text:p text:style-name="P250"/>
      <text:p text:style-name="P260">keeping 0.7, pruning each time by 0.89</text:p>
      <text:p text:style-name="P261"><text:span text:style-name="T136"><text:tab/>[73.84, 80.34, 81.48, 81.60], 239,</text:span></text:p>
      <text:p text:style-name="P261"><text:span text:style-name="T136"><text:tab/>[72.87, 80.25, 80.62, 80.83], 150,</text:span></text:p>
      <text:p text:style-name="P261"><text:span text:style-name="T136"><text:tab/>[75.03, 80.91, 81.60, 82.05], 183,</text:span></text:p>
      <text:p text:style-name="P261"><text:span text:style-name="T136"><text:tab/>[73.81, 80.81, 81.44, 82.10], 205,</text:span></text:p>
      <text:p text:style-name="P260"><text:tab/>[74.15, 81.25, 81.84, 81.92], 197,</text:p>
      <text:p text:style-name="P260"/>
      <text:p text:style-name="P261"><text:span text:style-name="T136">means:<text:tab/>[73.94, 80.71, 81.40, 81.70]</text:span></text:p>
      <text:p text:style-name="P261"><text:span text:style-name="T136">stds:<text:tab/>[0.775, 0.415, 0.461, 0.524]</text:span></text:p>
      <text:p text:style-name="P261"><text:span text:style-name="T136">std%:<text:tab/>[1.048, 0.515, 0.566, 0.641]</text:span></text:p>
      <text:p text:style-name="P250"/>
      <text:p text:style-name="P257">keeping 0.6, pruning each time by 0.85</text:p>
      <text:p text:style-name="P259"><text:span text:style-name="T135"><text:tab/>[72.67, 79.92, 81.23, 81.44], 199,</text:span></text:p>
      <text:p text:style-name="P257"><text:tab/>[70.89, 79.63, 81.10, 81.46], 130,</text:p>
      <text:p text:style-name="P259"><text:span text:style-name="T135"><text:tab/>[70.55, 78.98, 80.81, 81.40], 144,</text:span></text:p>
      <text:p text:style-name="P259"><text:span text:style-name="T135"><text:tab/>[72.05, 80.64, 81.96, 82.61], 244,</text:span></text:p>
      <text:p text:style-name="P259"><text:span text:style-name="T135"><text:tab/>[70.19, 78.61, 80.93, 81.16], 191,</text:span></text:p>
      <text:p text:style-name="P257"/>
      <text:p text:style-name="P259"><text:span text:style-name="T135">means:<text:tab/>[71.27, 79.56, 81.21, 81.61]</text:span></text:p>
      <text:p text:style-name="P259"><text:soft-page-break/><text:span text:style-name="T135">stds:<text:tab/>[1.049, 0.797, 0.451, 0.570]</text:span></text:p>
      <text:p text:style-name="P259"><text:span text:style-name="T135">std%:<text:tab/>[1.471, 1.002, 0.555, 0.698]</text:span></text:p>
      <text:p text:style-name="P250"/>
      <text:p text:style-name="P250">keeping 0.5, pruning each time by 0.8</text:p>
      <text:p text:style-name="P250"><text:tab/>[67.45, 77.13, 80.10, 81.47], 225,</text:p>
      <text:p text:style-name="P250"><text:tab/>[67.09, 78.63, 80.75, 81.13], 159,</text:p>
      <text:p text:style-name="P253"><text:span text:style-name="T132"><text:tab/>[66.76, 78.44, 80.43, 81.26], 240,</text:span></text:p>
      <text:p text:style-name="P250"><text:tab/>[69.28, 78.22, 80.29, 80.95], 140,</text:p>
      <text:p text:style-name="P250"><text:tab/>[68.90, 79.45, 81.00, 81.67], 197,</text:p>
      <text:p text:style-name="P250"/>
      <text:p text:style-name="P253"><text:span text:style-name="T132">means:<text:tab/>[67.90, 78.37, 80.51, 81.30]</text:span></text:p>
      <text:p text:style-name="P253"><text:span text:style-name="T132">stds:<text:tab/>[1.125, 0.836, 0.361, 0.282]</text:span></text:p>
      <text:p text:style-name="P253"><text:span text:style-name="T132">std%:<text:tab/>[1.657, 1.067, 0.448, 0.347]</text:span></text:p>
      <text:p text:style-name="P253"/>
      <text:p text:style-name="P251">keeping 0.<text:span text:style-name="T133">4</text:span>, pruning each time by 0.<text:span text:style-name="T133">75</text:span></text:p>
      <text:p text:style-name="P254"><text:span text:style-name="T132"><text:tab/>[63.75, 78.1</text:span><text:span text:style-name="T133">2</text:span><text:span text:style-name="T132">, 79.4</text:span><text:span text:style-name="T133">8</text:span><text:span text:style-name="T132">, 80.8</text:span><text:span text:style-name="T133">3</text:span><text:span text:style-name="T132">], 244,</text:span></text:p>
      <text:p text:style-name="P254"><text:span text:style-name="T132"><text:tab/>[63.7</text:span><text:span text:style-name="T133">7</text:span><text:span text:style-name="T132">, 73.21, 78.</text:span><text:span text:style-name="T133">80</text:span><text:span text:style-name="T132">, 80.5</text:span><text:span text:style-name="T133">1</text:span><text:span text:style-name="T132">], 196,</text:span></text:p>
      <text:p text:style-name="P254"><text:span text:style-name="T132"><text:tab/>[64.14, 77.18, 79.</text:span><text:span text:style-name="T133">30</text:span><text:span text:style-name="T132">, 80.2</text:span><text:span text:style-name="T133">3</text:span><text:span text:style-name="T132">], 217,</text:span></text:p>
      <text:p text:style-name="P251"><text:tab/>[61.67, 77.64, 79.65, 80.2<text:span text:style-name="T133">0</text:span>], 235,</text:p>
      <text:p text:style-name="P254"><text:span text:style-name="T132"><text:tab/>[63.1</text:span><text:span text:style-name="T133">1</text:span><text:span text:style-name="T132">, 73.8</text:span><text:span text:style-name="T133">7</text:span><text:span text:style-name="T132">, 79.0</text:span><text:span text:style-name="T133">8</text:span><text:span text:style-name="T132">, 80.92], 237,</text:span></text:p>
      <text:p text:style-name="P251"/>
      <text:p text:style-name="P254"><text:span text:style-name="T132">means:<text:tab/>[63.2</text:span><text:span text:style-name="T133">9</text:span><text:span text:style-name="T132">, 76.00, 79.26, 80.5</text:span><text:span text:style-name="T133">4</text:span><text:span text:style-name="T132">]</text:span></text:p>
      <text:p text:style-name="P254"><text:span text:style-name="T132">stds:<text:tab/>[0.977, 2.28</text:span><text:span text:style-name="T133">6</text:span><text:span text:style-name="T132">, 0.33</text:span><text:span text:style-name="T133">4</text:span><text:span text:style-name="T132">, 0.332]</text:span></text:p>
      <text:p text:style-name="P251">std%:<text:tab/>[1.544, 3.007, 0.421, 0.412]</text:p>
      <text:p text:style-name="P251"/>
      <text:p text:style-name="P255">keeping 0.3, pruning each time by 0.7</text:p>
      <text:p text:style-name="P254"><text:span text:style-name="T133"><text:tab/>[57.58, 74.35, 78.18, 79.80], 220,</text:span></text:p>
      <text:p text:style-name="P254"><text:span text:style-name="T133"><text:tab/>[62.3</text:span><text:span text:style-name="T134">0</text:span><text:span text:style-name="T133">, 76.36, 78.1</text:span><text:span text:style-name="T134">9</text:span><text:span text:style-name="T133">, 79.9</text:span><text:span text:style-name="T134">4</text:span><text:span text:style-name="T133">], 217,</text:span></text:p>
      <text:p text:style-name="P254"><text:span text:style-name="T133"><text:tab/>[54.75, 73.64, 77.89, 78.9</text:span><text:span text:style-name="T134">8</text:span><text:span text:style-name="T133">], 228,</text:span></text:p>
      <text:p text:style-name="P254"><text:span text:style-name="T133"><text:tab/>[53.18, 74.52, 76.7</text:span><text:span text:style-name="T134">3</text:span><text:span text:style-name="T133">, 75.75], 77,</text:span></text:p>
      <text:p text:style-name="P254"><text:span text:style-name="T133"><text:tab/>[64.01, 75.03, 79.8</text:span><text:span text:style-name="T134">7</text:span><text:span text:style-name="T133">, 81.36], 200,</text:span></text:p>
      <text:p text:style-name="P255"/>
      <text:p text:style-name="P254"><text:span text:style-name="T133">means:<text:tab/>[58.36, 74.7</text:span><text:span text:style-name="T134">8</text:span><text:span text:style-name="T133">, 78.17, 79.1</text:span><text:span text:style-name="T134">7</text:span><text:span text:style-name="T133">]</text:span></text:p>
      <text:p text:style-name="P254"><text:span text:style-name="T133">stds:<text:tab/>[4.688, 1.01</text:span><text:span text:style-name="T134">4</text:span><text:span text:style-name="T133">, 1.12</text:span><text:span text:style-name="T134">3</text:span><text:span text:style-name="T133">, 2.09</text:span><text:span text:style-name="T134">3</text:span><text:span text:style-name="T133">]</text:span></text:p>
      <text:p text:style-name="P254"><text:span text:style-name="T133">std%:<text:tab/>[8.03</text:span><text:span text:style-name="T134">3</text:span><text:span text:style-name="T133">, 1.35</text:span><text:span text:style-name="T134">6</text:span><text:span text:style-name="T133">, 1.436, 2.643]</text:span></text:p>
      <text:p text:style-name="P254"/>
      <text:p text:style-name="P257">keeping 0.2, pruning each time by 0.6</text:p>
      <text:p text:style-name="P259"><text:span text:style-name="T135"><text:tab/>[50.28, 69.82, 75.80, 78.61], 198,</text:span></text:p>
      <text:p text:style-name="P259"><text:span text:style-name="T135"><text:tab/>[54.29, 65.16, 74.80, 78.38], 219,</text:span></text:p>
      <text:p text:style-name="P257"><text:tab/>[46.10, 70.43, 76.06, 78.99], 240,</text:p>
      <text:p text:style-name="P259"><text:span text:style-name="T135"><text:tab/>[51.43, 69.88, 75.68, 78.51], 227,</text:span></text:p>
      <text:p text:style-name="P259"><text:span text:style-name="T135"><text:tab/>[48.57, 68.41, 75.85, 78.37], 200,</text:span></text:p>
      <text:p text:style-name="P257"/>
      <text:p text:style-name="P259"><text:span text:style-name="T135">means:<text:tab/>[50.13, 68.74, 75.64, 78.58]</text:span></text:p>
      <text:p text:style-name="P259"><text:span text:style-name="T135">stds:<text:tab/>[3.070, 2.136, 0.488, 0.254]</text:span></text:p>
      <text:p text:style-name="P257">std%:<text:tab/>[6.123, 3.107, 0.645, 0.323]</text:p>
      <text:p text:style-name="P257"/>
      <text:p text:style-name="P257"/>
      <text:p text:style-name="P263"><text:span text:style-name="T137">growing [25, 50, 75] 250 epochs milestones [120, 160, 180] for [0.1, 0.01, 0.01] with lr 0.01 without reinit, batch_size 128, pruning </text:span><text:span text:style-name="T132">[10, 35, 60, 85, 95, 105]</text:span></text:p>
      <text:p text:style-name="P262"><text:soft-page-break/>pruning each type by 0.9 without minimum. Sparcity: [0.53, 0.59, 0.66, 0.73]</text:p>
      <text:p text:style-name="P257"/>
      <text:p text:style-name="P257"><text:tab/>[70.25, 80.22, 81.17, 81.59], 208,</text:p>
      <text:p text:style-name="P259"><text:span text:style-name="T135"><text:tab/>[67.22, 79.68, 81.5</text:span><text:span text:style-name="T137">0</text:span><text:span text:style-name="T135">, 81.9</text:span><text:span text:style-name="T137">4</text:span><text:span text:style-name="T135">], 231,</text:span></text:p>
      <text:p text:style-name="P257"/>
      <text:p text:style-name="P259"><text:span text:style-name="T135">means:<text:tab/>[68.7</text:span><text:span text:style-name="T137">4,</text:span><text:span text:style-name="T135"> 79.95, 81.33, 81.76]</text:span></text:p>
      <text:p text:style-name="P259"><text:span text:style-name="T135">stds:<text:tab/>[2.14</text:span><text:span text:style-name="T137">3</text:span><text:span text:style-name="T135">, 0.38</text:span><text:span text:style-name="T137">2,</text:span><text:span text:style-name="T135"> 0.233, 0.247]</text:span></text:p>
      <text:p text:style-name="P259"><text:span text:style-name="T135">std%:<text:tab/>[3.117, 0.47</text:span><text:span text:style-name="T137">8</text:span><text:span text:style-name="T135">, 0.28</text:span><text:span text:style-name="T137">7</text:span><text:span text:style-name="T135">, 0.30</text:span><text:span text:style-name="T137">3</text:span><text:span text:style-name="T135">]</text:span></text:p>
      <text:p text:style-name="P245">Resume of results:</text:p>
      <text:p text:style-name="P91"/>
      <text:p text:style-name="P93"><text:span text:style-name="T63">Growing</text:span><text:span text:style-name="T58">:</text:span></text:p>
      <text:p text:style-name="P91"/>
      <text:p text:style-name="P28"><text:span text:style-name="T59">grow [25, 50, 75], </text:span>200 epochs 3 milestones [100, 120, 150] for [0.1, 0.1, 0.01] base lr 0.01</text:p>
      <text:p text:style-name="P28"><text:tab/><text:span text:style-name="T15">mean:<text:tab/>[</text:span><text:span text:style-name="T16">76.35, 81.22, 81.60, 81.91</text:span><text:span text:style-name="T15">] →</text:span><text:span text:style-name="T16"> best model epoch 163</text:span></text:p>
      <text:p text:style-name="P93"><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8"/>
      <text:p text:style-name="P32"><text:span text:style-name="T27">grow [25, 50, 75],</text:span> 200 epochs 3 milestones [120, 160, 180] for [0.1, 0.1, 0.1] base lr 0.01 </text:p>
      <text:p text:style-name="P32"><text:tab/><text:span text:style-name="T22">mean: <text:tab/>[76.73, 81.55, </text:span><text:span text:style-name="T23">81.66, 81.94] → best model epoch 175</text:span></text:p>
      <text:p text:style-name="P92"><text:tab/>std:<text:tab/><text:span text:style-name="T59">[1.241, 0.657, 0.584, 0.535] → best model epoch 22</text:span></text:p>
      <text:p text:style-name="P92"/>
      <text:p text:style-name="P40">grow [25, 50, 75], 200 epochs 3 milestones [100, 133, 166] for [0.1, 0.01, 0.001] base lr 0.01</text:p>
      <text:p text:style-name="P40"><draw:custom-shape text:anchor-type="paragraph" draw:z-index="8" draw:name="Forme1_1" draw:style-name="gr1" draw:text-style-name="P264"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4"><text:tab/>std:<text:tab/>[1.157, 0.711, 0.853, 0.879] → best model epoch 5</text:p>
      <text:p text:style-name="P94"/>
      <text:p text:style-name="P69">grow [25, 50, 75], 200 epochs milestones [100, 133, 166] for [0.1, 0.1, 0.1] with lr 0.01</text:p>
      <text:p text:style-name="P70"><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266"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265"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246"/>
      <text:p text:style-name="P96">Pruning:</text:p>
      <text:p text:style-name="P95"/>
      <text:p text:style-name="P49">growing [25, 50, 75], 200 epochs milestones [100, 133, 166] for [0.1, 0.01, 0.01] with lr 0.01 keeping 0.9</text:p>
      <text:p text:style-name="P49"><text:tab/><text:span text:style-name="T48">mean: <text:s/>[76.62, 81.28, 81.47, 81.74] → best model epoch 164</text:span></text:p>
      <text:p text:style-name="P73"><text:tab/>std:<text:tab/>[0.2<text:span text:style-name="T49">37</text:span>, <text:span text:style-name="T49">0.368, 0.333, 0.055] → best model epoch 28 </text:span></text:p>
      <text:p text:style-name="P73"/>
      <text:p text:style-name="P54"><text:s/>keeping 0.8</text:p>
      <text:p text:style-name="P54"><text:tab/><text:span text:style-name="T49">mean:<text:tab/>[75.58, 80.38, 80.70, 80.88] → best model epoch 162</text:span></text:p>
      <text:p text:style-name="P75"><text:tab/>std:<text:tab/>[2.117, 0.934, 0.583, 0.405] → best model epoch 25</text:p>
      <text:p text:style-name="P75"/>
      <text:p text:style-name="P45"><text:s/>keeping 0.7</text:p>
      <text:p text:style-name="P45"><text:tab/><text:span text:style-name="T50">mean:<text:tab/>[76.50, 80.40, 81.19, 81.65] → best model epoch 179</text:span></text:p>
      <text:p text:style-name="P77"><text:tab/>std:<text:tab/>[0.915, 0.798, 0.488, <text:span text:style-name="T51">0.428] → best model epoch 14</text:span></text:p>
      <text:p text:style-name="P77"/>
      <text:p text:style-name="P55"><text:s/>keeping 0.6</text:p>
      <text:p text:style-name="P55"><text:tab/><text:span text:style-name="T51">mean:<text:tab/>[74.41, 79.74, 80.39, 80.64] → best model epoch 156</text:span></text:p>
      <text:p text:style-name="P79"><text:tab/>std:<text:tab/>[1.561, 0.320, 0.142, 0.472] → best model epoch 24</text:p>
      <text:p text:style-name="P79"/>
      <text:p text:style-name="P47"><text:s/>keeping 0.5</text:p>
      <text:p text:style-name="P47"><text:tab/><text:span text:style-name="T52">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3">mean:<text:tab/></text:span><text:span text:style-name="T54">[72.00, 73.51, 72.22, 72.67] → best model epoch 163</text:span></text:p>
      <text:p text:style-name="P84"><text:tab/>std:<text:tab/>[0.362, 0.977, 2.226, 0.531] → best model epoch 15</text:p>
      <text:p text:style-name="P84"/>
      <text:p text:style-name="P65"><text:s/><text:span text:style-name="T43">keeping 0.2</text:span></text:p>
      <text:p text:style-name="P65"><text:tab/><text:span text:style-name="T55">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30">growing [25, 50, 75], 250 epochs, milestones [120, 160, 180] for [0.1, 0.01, 0.01] with lr 0.01,</text:p>
      <text:p text:style-name="P141">keeping 0.9</text:p>
      <text:p text:style-name="P141"><text:tab/><text:span text:style-name="T80">mean:<text:tab/>[76.28, 81.11, 81.22, 81.47], 201</text:span></text:p>
      <text:p text:style-name="P138"><text:tab/>std:<text:tab/>[1.462, 0.536, 0.401, 0.441], 30</text:p>
      <text:p text:style-name="P138"/>
      <text:p text:style-name="P141">keeping 0.8</text:p>
      <text:p text:style-name="P141"><text:tab/><text:span text:style-name="T81">mean:<text:tab/>[73.75, 80.57, 81.13, 81.35], 187</text:span></text:p>
      <text:p text:style-name="P140"><text:tab/>std:<text:tab/>[0.971, 0.509, 0.901, 0.540], 39</text:p>
      <text:p text:style-name="P140"/>
      <text:p text:style-name="P151">keeping 0.7</text:p>
      <text:p text:style-name="P152"><text:tab/><text:span text:style-name="T96">mean:<text:tab/>[73.82, 80.33, 80.91, 81.00], 210</text:span></text:p>
      <text:p text:style-name="P164"><text:tab/>std:<text:tab/>[3.397, 0.585, 0.732, 0.971], 32</text:p>
      <text:p text:style-name="P151"/>
      <text:p text:style-name="P166">keeping 0.6</text:p>
      <text:p text:style-name="P166"><text:tab/><text:span text:style-name="T96">mean:<text:tab/>[74.43, 80.02, 80.83, 81.07], 197</text:span></text:p>
      <text:p text:style-name="P164"><text:tab/>std:<text:tab/>[1.036, 0.477, 0.434, 0.302], 23</text:p>
      <text:p text:style-name="P164"/>
      <text:p text:style-name="P166">keeping 0.5</text:p>
      <text:p text:style-name="P166"><text:tab/><text:span text:style-name="T96">mean:<text:tab/>[73.36, 78.93, 79.08, 79.11], 194</text:span></text:p>
      <text:p text:style-name="P164"><text:tab/>std:<text:tab/>[0.351, 0.496, 1.105, 1.056], 34</text:p>
      <text:p text:style-name="P164"/>
      <text:p text:style-name="P198">keeping 0.4</text:p>
      <text:p text:style-name="P198"><text:tab/><text:span text:style-name="T107">mean:<text:tab/>[72.83, 77.58, 76.93, 76.34], 195</text:span></text:p>
      <text:p text:style-name="P192"><text:tab/>std:<text:tab/>[0.854, 0.697, 1.099, 0.831], 43</text:p>
      <text:p text:style-name="P192"/>
      <text:p text:style-name="P198"><text:soft-page-break/>keeping 0.3</text:p>
      <text:p text:style-name="P198"><text:tab/><text:span text:style-name="T108">mean:<text:tab/>[71.34, 72.87, 70.94, 72.49], 205</text:span></text:p>
      <text:p text:style-name="P194"><text:tab/>std:<text:tab/>[1.052, 0.786, 0.809, 0.916], 50</text:p>
      <text:p text:style-name="P198"/>
      <text:p text:style-name="P204">keeping 0.2</text:p>
      <text:p text:style-name="P204"><text:tab/><text:span text:style-name="T113">mean:<text:tab/>[68.39, 63.57, 65.60, 63.49], 191</text:span></text:p>
      <text:p text:style-name="P203"><text:tab/>std:<text:tab/>[1.222, 5.194, 2.960, 3.118], 8</text:p>
      <text:p text:style-name="P203"/>
      <text:p text:style-name="P221">keeping 0.1</text:p>
      <text:p text:style-name="P221"><text:tab/><text:span text:style-name="T119">mean:<text:tab/>[56.27, 54.19, 49.51, 41.99], 207</text:span></text:p>
      <text:p text:style-name="P219"><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96">mean:<text:tab/>[73.36, 78.93, 79.08, 79.11], 194</text:span></text:p>
      <text:p text:style-name="P165"><text:tab/>std:<text:tab/>[0.351, 0.496, 1.105, 1.056], 34</text:p>
      <text:p text:style-name="P167">batch_size 256</text:p>
      <text:p text:style-name="P167"><text:tab/><text:span text:style-name="T97">mean:<text:tab/>[69.87, 79.04, 79.08, 79.81], 201</text:span></text:p>
      <text:p text:style-name="P150"><text:tab/>std:<text:tab/>[2.158, 0.562, 0.725, 0.537], 28</text:p>
      <text:p text:style-name="P150"/>
      <text:p text:style-name="P167">batch_size 512</text:p>
      <text:p text:style-name="P167"><text:tab/><text:span text:style-name="T93">mean:<text:tab/>[72.25, 78.17, 78.58, 78.33], 183</text:span></text:p>
      <text:p text:style-name="P159"><text:tab/>std:<text:tab/>[1.958, 0.794, 0.760, 0.599], 42</text:p>
      <text:p text:style-name="P159"/>
      <text:p text:style-name="P167">batch_size 640</text:p>
      <text:p text:style-name="P167"><text:tab/><text:span text:style-name="T94">mean:<text:tab/>[73.94, 79.09, 79.23, 78.90], 216</text:span></text:p>
      <text:p text:style-name="P162"><text:tab/>std:<text:tab/>[1.455, 0.775, 0.728, 0.489], 27</text:p>
      <text:p text:style-name="P162"/>
      <text:p text:style-name="P167">batch size 768</text:p>
      <text:p text:style-name="P167"><text:tab/><text:span text:style-name="T95">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109">mean:<text:tab/>[</text:span><text:span text:style-name="T110">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text:p>
      <text:p text:style-name="P3"/>
      <text:p text:style-name="P132">growing [25, 50, 75], 250 epochs, milestones [120, 160, 180] for [0.1, 0.01, 0.01] with lr 0.01 without reinit, </text:p>
      <text:p text:style-name="P132">keeping 0.9 </text:p>
      <text:p text:style-name="P132"><text:tab/><text:span text:style-name="T102">mean:<text:tab/>[76.24, 81.00, 81.47, 81.82], 171</text:span></text:p>
      <text:p text:style-name="P182"><text:tab/>std:<text:tab/>[0.897, 0.478, 0.331, 0.228], 35</text:p>
      <text:p text:style-name="P182"/>
      <text:p text:style-name="P196">keeping 0.8</text:p>
      <text:p text:style-name="P196"><text:tab/><text:span text:style-name="T102">mean:<text:tab/>[75.57, 80.67, 81.25, 81.53], 187</text:span></text:p>
      <text:p text:style-name="P182"><text:tab/>std:<text:tab/>[0.538, 0.618, 0.805, 0.668], 46</text:p>
      <text:p text:style-name="P196"/>
      <text:p text:style-name="P196">keeping 0.7</text:p>
      <text:p text:style-name="P197"><text:tab/><text:span text:style-name="T111">mean:<text:tab/></text:span><text:span text:style-name="T112">[74.68, 80.55, 81.00, 81.36], 198</text:span></text:p>
      <text:p text:style-name="P201"><text:tab/>std:<text:tab/>[1.037, 0.687, 0.640, 0.649], 37</text:p>
      <text:p text:style-name="P196"/>
      <text:p text:style-name="P196">keeping 0.6</text:p>
      <text:p text:style-name="P196"><text:tab/><text:span text:style-name="T105">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5">keeping 0.4</text:p>
      <text:p text:style-name="P215"><text:tab/>mean:<text:tab/>[71.76, 78.29, 79.61, 79.57], 175</text:p>
      <text:p text:style-name="P215"><text:tab/>std:<text:tab/>[1.534, 0.245, 0.485, 0.473], 36</text:p>
      <text:p text:style-name="P215"><text:soft-page-break/></text:p>
      <text:p text:style-name="P215">keeping 0.3</text:p>
      <text:p text:style-name="P215"><text:tab/>mean:<text:tab/>[69.50, 77.37, 78.40, 78.48], 207</text:p>
      <text:p text:style-name="P215"><text:tab/>std:<text:tab/>[0.929, 0.708, 0.477, 0.434], 23</text:p>
      <text:p text:style-name="P215"/>
      <text:p text:style-name="P215">keeping 0.2</text:p>
      <text:p text:style-name="P216"><text:tab/><text:span text:style-name="T115">mean:<text:tab/>[66.11, 74.58, 76.22, 76.39], 180</text:span></text:p>
      <text:p text:style-name="P209"><text:tab/>std:<text:tab/>[2.358, 1.056, 0.388, 0.423], 27</text:p>
      <text:p text:style-name="P209"/>
      <text:p text:style-name="P217">keeping 0.1</text:p>
      <text:p text:style-name="P217"><text:tab/><text:span text:style-name="T116">mean:<text:tab/>[56.04, 67.21, 69.70, 68.55</text:span><text:span text:style-name="T117">]</text:span><text:span text:style-name="T116">, 223</text:span></text:p>
      <text:p text:style-name="P249"><text:tab/>std:<text:tab/>[2.380, 1.405, 0.906, 0.973], 34</text:p>
      <text:p text:style-name="P249"/>
      <text:p text:style-name="P252">growing [25, 50, 75], 250 epochs milestones [120, 160, 180] for [0.1, 0.01, 0.01] with lr 0.01 without reinit batch size 128, pruning [10, 35, 60, 85, 95, 105, 115]</text:p>
      <text:p text:style-name="P252"/>
      <text:p text:style-name="P261"><text:span text:style-name="T136">keeping 0.8, pruning each time by 0.90</text:span></text:p>
      <text:p text:style-name="P261"><text:span text:style-name="T136"><text:tab/>means:<text:tab/>[74.09, 80.33, 81.34, 81.78]</text:span></text:p>
      <text:p text:style-name="P261"><text:span text:style-name="T136"><text:tab/>stds:<text:tab/>[1.437, 1.155, 0.583, 0.401]</text:span></text:p>
      <text:p text:style-name="P261"><text:span text:style-name="T136"><text:tab/>std%:<text:tab/>[1.939, 1.438, 0.717, 0.490]</text:span></text:p>
      <text:p text:style-name="P252"/>
      <text:p text:style-name="P261"><text:span text:style-name="T136">keeping 0.7, pruning each time by 0.89</text:span></text:p>
      <text:p text:style-name="P261"><text:span text:style-name="T136"><text:tab/>means:<text:tab/>[73.94, 80.71, 81.40, 81.70]</text:span></text:p>
      <text:p text:style-name="P261"><text:span text:style-name="T136"><text:tab/>stds:<text:tab/>[0.775, 0.415, 0.461, 0.524]</text:span></text:p>
      <text:p text:style-name="P261"><text:span text:style-name="T136"><text:tab/>std%:<text:tab/>[1.048, 0.515, 0.566, 0.641]</text:span></text:p>
      <text:p text:style-name="P252"/>
      <text:p text:style-name="P258">keeping 0.6, pruning each time by 0.85</text:p>
      <text:p text:style-name="P261"><text:span text:style-name="T135"><text:tab/>means:<text:tab/>[71.27, 79.56, 81.21, 81.61]</text:span></text:p>
      <text:p text:style-name="P261"><text:span text:style-name="T135"><text:tab/>stds:<text:tab/>[1.049, 0.797, 0.451, 0.570]</text:span></text:p>
      <text:p text:style-name="P261"><text:span text:style-name="T135"><text:tab/>std%:<text:tab/>[1.471, 1.002, 0.555, 0.698]</text:span></text:p>
      <text:p text:style-name="P252"/>
      <text:p text:style-name="P252">keeping 0.5, pruning each time by 0.8</text:p>
      <text:p text:style-name="P261"><text:span text:style-name="T132"><text:tab/>means:<text:tab/>[67.90, 78.37, 80.51, 81.30]</text:span></text:p>
      <text:p text:style-name="P261"><text:span text:style-name="T132"><text:tab/>stds:<text:tab/>[1.125, 0.836, 0.361, 0.282]</text:span></text:p>
      <text:p text:style-name="P261"><text:span text:style-name="T132"><text:tab/>std%:<text:tab/>[1.657, 1.067, 0.448, 0.347]</text:span></text:p>
      <text:p text:style-name="P261"/>
      <text:p text:style-name="P252">keeping 0.<text:span text:style-name="T133">4</text:span>, pruning each time by 0.<text:span text:style-name="T133">75</text:span></text:p>
      <text:p text:style-name="P261"><text:span text:style-name="T132"><text:tab/>means:<text:tab/>[63.2</text:span><text:span text:style-name="T133">9</text:span><text:span text:style-name="T132">, 76.00, 79.26, 80.5</text:span><text:span text:style-name="T133">4</text:span><text:span text:style-name="T132">]</text:span></text:p>
      <text:p text:style-name="P261"><text:span text:style-name="T132"><text:tab/>stds:<text:tab/>[0.977, 2.28</text:span><text:span text:style-name="T133">6</text:span><text:span text:style-name="T132">, 0.33</text:span><text:span text:style-name="T133">4</text:span><text:span text:style-name="T132">, 0.332]</text:span></text:p>
      <text:p text:style-name="P252"><text:tab/>std%:<text:tab/>[1.544, 3.007, 0.421, 0.412]</text:p>
      <text:p text:style-name="P252"/>
      <text:p text:style-name="P256">keeping 0.3, pruning each time by 0.7</text:p>
      <text:p text:style-name="P261"><text:span text:style-name="T133"><text:tab/>means:<text:tab/>[58.36, 74.7</text:span><text:span text:style-name="T134">8</text:span><text:span text:style-name="T133">, 78.17, 79.1</text:span><text:span text:style-name="T134">7</text:span><text:span text:style-name="T133">]</text:span></text:p>
      <text:p text:style-name="P261"><text:span text:style-name="T133"><text:tab/>stds:<text:tab/>[4.688, 1.01</text:span><text:span text:style-name="T134">4</text:span><text:span text:style-name="T133">, 1.12</text:span><text:span text:style-name="T134">3</text:span><text:span text:style-name="T133">, 2.09</text:span><text:span text:style-name="T134">3</text:span><text:span text:style-name="T133">]</text:span></text:p>
      <text:p text:style-name="P261"><text:span text:style-name="T133"><text:tab/>std%:<text:tab/>[8.03</text:span><text:span text:style-name="T134">3</text:span><text:span text:style-name="T133">, 1.35</text:span><text:span text:style-name="T134">6</text:span><text:span text:style-name="T133">, 1.436, 2.643]</text:span></text:p>
      <text:p text:style-name="P261"/>
      <text:p text:style-name="P261"><text:span text:style-name="T135">keeping 0.2, pruning each time by 0.6</text:span></text:p>
      <text:p text:style-name="P261"><text:span text:style-name="T135"><text:tab/>means:<text:tab/>[50.13, 68.74, 75.64, 78.58]</text:span></text:p>
      <text:p text:style-name="P261"><text:span text:style-name="T135"><text:tab/>stds:<text:tab/>[3.070, 2.136, 0.488, 0.254]</text:span></text:p>
      <text:p text:style-name="P258"><text:tab/>std%:<text:tab/>[6.123, 3.107, 0.645, 0.3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6-05T19:57:28.051854179</dc:date>
    <meta:editing-duration>P1DT9H27M2S</meta:editing-duration>
    <meta:editing-cycles>51</meta:editing-cycles>
    <meta:generator>LibreOffice/6.4.3.2$Linux_X86_64 LibreOffice_project/40$Build-2</meta:generator>
    <meta:document-statistic meta:table-count="0" meta:image-count="4" meta:object-count="3" meta:page-count="25" meta:paragraph-count="765" meta:word-count="5510" meta:character-count="33694" meta:non-whitespace-character-count="28312"/>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